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d700" draw:stroke="none" fo:margin="1.000000000000000pt" style:wrap="biggest" style:wrap-dynamic-threshold="0.000000000000000pt" svg:fill-rule="evenodd"/>
    </style:style>
    <style:style style:name="gr3" style:family="graphic">
      <style:graphic-properties draw:fill="solid" draw:fill-color="#ff0000" draw:stroke="none" fo:margin="1.000000000000000pt" style:wrap="biggest" style:wrap-dynamic-threshold="0.000000000000000pt" svg:fill-rule="evenodd"/>
    </style:style>
    <style:style style:name="gr4" style:family="graphic">
      <style:graphic-properties draw:fill="solid" draw:fill-color="#be8400" draw:stroke="solid" draw:stroke-linejoin="miter" fo:margin="1.000000000000000pt" style:wrap="biggest" style:wrap-dynamic-threshold="0.000000000000000pt" svg:fill-rule="evenodd" svg:stroke-color="#000000" svg:stroke-opacity="1" svg:stroke-width="0.500000000000000pt"/>
    </style:style>
    <style:style style:name="gr5" style:family="graphic">
      <style:graphic-properties draw:fill="none" draw:stroke="solid" draw:stroke-linejoin="miter" fo:margin="1.000000000000000pt" style:wrap="biggest" style:wrap-dynamic-threshold="0.000000000000000pt" svg:fill-rule="nonzero" svg:stroke-color="#000000" svg:stroke-opacity="1" svg:stroke-width="0.926879976000000pt"/>
    </style:style>
    <style:style style:name="gr6" style:family="graphic">
      <style:graphic-properties draw:fill="none" draw:stroke="solid" draw:stroke-linejoin="miter" fo:margin="1.000000000000000pt" style:wrap="biggest" style:wrap-dynamic-threshold="0.000000000000000pt" svg:fill-rule="nonzero" svg:stroke-color="#000000" svg:stroke-opacity="1" svg:stroke-width="0.674240016000000pt"/>
    </style:style>
    <style:style style:name="gr7" style:family="graphic">
      <style:graphic-properties draw:fill="none" draw:stroke="solid" draw:stroke-linejoin="miter" fo:margin="1.000000000000000pt" style:wrap="biggest" style:wrap-dynamic-threshold="0.000000000000000pt" svg:fill-rule="nonzero" svg:stroke-color="#000000" svg:stroke-opacity="1" svg:stroke-width="0.702720024000000pt"/>
    </style:style>
    <style:style style:name="gr8" style:family="graphic">
      <style:graphic-properties draw:fill="none" draw:stroke="solid" draw:stroke-linejoin="miter" fo:margin="1.000000000000000pt" style:wrap="biggest" style:wrap-dynamic-threshold="0.000000000000000pt" svg:fill-rule="nonzero" svg:stroke-color="#000000" svg:stroke-opacity="1" svg:stroke-width="0.500000000000000pt"/>
    </style:style>
    <style:style style:name="gr9" style:family="graphic">
      <style:graphic-properties draw:fill="solid" draw:fill-color="#ff0000" draw:stroke="solid" draw:stroke-linejoin="miter" fo:margin="1.000000000000000pt" style:wrap="biggest" style:wrap-dynamic-threshold="0.000000000000000pt" svg:fill-rule="evenodd" svg:stroke-color="#000000" svg:stroke-opacity="1" svg:stroke-width="0.500000000000000pt"/>
    </style:style>
    <style:style style:name="gr10" style:family="graphic">
      <style:graphic-properties draw:fill="solid" draw:fill-color="#ffd700" draw:stroke="solid" draw:stroke-linejoin="miter" fo:margin="1.000000000000000pt" style:wrap="biggest" style:wrap-dynamic-threshold="0.000000000000000pt" svg:fill-rule="evenodd" svg:stroke-color="#000000" svg:stroke-opacity="1" svg:stroke-width="0.500000000000000pt"/>
    </style:style>
    <style:style style:name="gr11" style:family="graphic">
      <style:graphic-properties draw:fill="none" draw:stroke="solid" draw:stroke-linejoin="miter" fo:margin="1.000000000000000pt" style:wrap="biggest" style:wrap-dynamic-threshold="0.000000000000000pt" svg:fill-rule="nonzero" svg:stroke-color="#000000" svg:stroke-opacity="1" svg:stroke-width="0.947519968000000pt"/>
    </style:style>
    <style:style style:name="gr12" style:family="graphic">
      <style:graphic-properties draw:fill="none" draw:stroke="solid" draw:stroke-linejoin="miter" fo:margin="1.000000000000000pt" style:wrap="biggest" style:wrap-dynamic-threshold="0.000000000000000pt" svg:fill-rule="nonzero" svg:stroke-color="#000000" svg:stroke-opacity="1" svg:stroke-width="0.689200016000000pt"/>
    </style:style>
    <style:style style:name="gr13" style:family="graphic">
      <style:graphic-properties draw:fill="none" draw:stroke="solid" draw:stroke-linejoin="miter" fo:margin="1.000000000000000pt" style:wrap="biggest" style:wrap-dynamic-threshold="0.000000000000000pt" svg:fill-rule="nonzero" svg:stroke-color="#000000" svg:stroke-opacity="1" svg:stroke-width="0.718400000000000pt"/>
    </style:style>
    <style:style style:name="gr14" style:family="graphic">
      <style:graphic-properties draw:fill="none" draw:stroke="solid" draw:stroke-linejoin="miter" fo:margin="1.000000000000000pt" style:wrap="biggest" style:wrap-dynamic-threshold="0.000000000000000pt" svg:fill-rule="nonzero" svg:stroke-color="#000000" svg:stroke-opacity="1" svg:stroke-width="0.511119984000000pt"/>
    </style:style>
    <style:style style:name="gr15" style:family="graphic">
      <style:graphic-properties draw:fill="none" draw:stroke="solid" draw:stroke-linejoin="miter" fo:margin="1.000000000000000pt" style:wrap="biggest" style:wrap-dynamic-threshold="0.000000000000000pt" svg:fill-rule="nonzero" svg:stroke-color="#ffffff" svg:stroke-opacity="1" svg:stroke-width="1.300000000000000pt"/>
    </style:style>
    <style:style style:name="gr16" style:family="graphic">
      <style:graphic-properties draw:fill="none" draw:stroke="solid" draw:stroke-linejoin="miter" fo:margin="1.000000000000000pt" style:wrap="biggest" style:wrap-dynamic-threshold="0.000000000000000pt" svg:fill-rule="nonzero" svg:stroke-color="#ffd700" svg:stroke-opacity="1" svg:stroke-width="1.200000000000000pt"/>
    </style:style>
    <style:style style:name="gr17" style:family="graphic">
      <style:graphic-properties draw:fill="solid" draw:fill-color="#ffffff" draw:stroke="none" fo:margin="1.000000000000000pt" style:wrap="biggest" style:wrap-dynamic-threshold="0.000000000000000pt" svg:fill-rule="evenodd"/>
    </style:style>
    <style:style style:name="gr18" style:family="graphic">
      <style:graphic-properties draw:fill="solid" draw:fill-color="#ffd700" draw:stroke="solid" draw:stroke-linejoin="miter" fo:margin="1.000000000000000pt" style:wrap="biggest" style:wrap-dynamic-threshold="0.000000000000000pt" svg:fill-rule="evenodd" svg:stroke-color="#ff0000" svg:stroke-opacity="1" svg:stroke-width="0.314690400000000pt"/>
    </style:style>
    <style:style style:name="gr19" style:family="graphic">
      <style:graphic-properties draw:fill="solid" draw:fill-color="#ffd700" draw:stroke="solid" draw:stroke-linejoin="miter" fo:margin="1.000000000000000pt" style:wrap="biggest" style:wrap-dynamic-threshold="0.000000000000000pt" svg:fill-rule="evenodd" svg:stroke-color="#ff0000" svg:stroke-opacity="1" svg:stroke-width="0.309999992000000pt"/>
    </style:style>
    <style:style style:name="gr20" style:family="graphic">
      <style:graphic-properties draw:fill="solid" draw:fill-color="#ff0000" draw:stroke="solid" draw:stroke-linejoin="miter" fo:margin="1.000000000000000pt" style:wrap="biggest" style:wrap-dynamic-threshold="0.000000000000000pt" svg:fill-rule="evenodd" svg:stroke-color="#000000" svg:stroke-opacity="1" svg:stroke-width="0.105600000000000pt"/>
    </style:style>
    <style:style style:name="gr21" style:family="graphic">
      <style:graphic-properties draw:fill="solid" draw:fill-color="#ffd700" draw:stroke="solid" draw:stroke-linejoin="miter" fo:margin="1.000000000000000pt" style:wrap="biggest" style:wrap-dynamic-threshold="0.000000000000000pt" svg:fill-rule="evenodd" svg:stroke-color="#000000" svg:stroke-opacity="1" svg:stroke-width="0.105600000000000pt"/>
    </style:style>
    <style:style style:name="gr22" style:family="graphic">
      <style:graphic-properties draw:fill="solid" draw:fill-color="#0000ff" draw:stroke="solid" draw:stroke-linejoin="miter" fo:margin="1.000000000000000pt" style:wrap="biggest" style:wrap-dynamic-threshold="0.000000000000000pt" svg:fill-rule="evenodd" svg:stroke-color="#000000" svg:stroke-opacity="1" svg:stroke-width="0.105600000000000pt"/>
    </style:style>
    <style:style style:name="gr23" style:family="graphic">
      <style:graphic-properties draw:fill="solid" draw:fill-color="#ff0000" draw:stroke="solid" draw:stroke-linejoin="miter" fo:margin="1.000000000000000pt" style:wrap="biggest" style:wrap-dynamic-threshold="0.000000000000000pt" svg:fill-rule="evenodd" svg:stroke-color="#000000" svg:stroke-opacity="1" svg:stroke-width="0.800000000000000pt"/>
    </style:style>
    <style:style style:name="gr24" style:family="graphic">
      <style:graphic-properties draw:fill="none" draw:stroke="solid" draw:stroke-linejoin="miter" fo:margin="1.000000000000000pt" style:wrap="biggest" style:wrap-dynamic-threshold="0.000000000000000pt" svg:fill-rule="nonzero" svg:stroke-color="#000000" svg:stroke-opacity="1" svg:stroke-width="0.105600000000000pt"/>
    </style:style>
    <style:style style:name="gr25" style:family="graphic">
      <style:graphic-properties draw:fill="solid" draw:fill-color="#ff0000" draw:stroke="solid" draw:stroke-linejoin="miter" fo:margin="1.000000000000000pt" style:wrap="biggest" style:wrap-dynamic-threshold="0.000000000000000pt" svg:fill-rule="evenodd" svg:stroke-color="#ff0000" svg:stroke-opacity="1" svg:stroke-width="0.793293616000000pt"/>
    </style:style>
    <style:style style:name="gr26" style:family="graphic">
      <style:graphic-properties draw:fill="solid" draw:fill-color="#ff0000" draw:stroke="solid" draw:stroke-linejoin="miter" fo:margin="1.000000000000000pt" style:wrap="biggest" style:wrap-dynamic-threshold="0.000000000000000pt" svg:fill-rule="evenodd" svg:stroke-color="#ff0000" svg:stroke-opacity="1" svg:stroke-width="0.790683224000000pt"/>
    </style:style>
    <style:style style:name="gr27" style:family="graphic">
      <style:graphic-properties draw:fill="solid" draw:fill-color="#ff0000" draw:stroke="solid" draw:stroke-linejoin="miter" fo:margin="1.000000000000000pt" style:wrap="biggest" style:wrap-dynamic-threshold="0.000000000000000pt" svg:fill-rule="evenodd" svg:stroke-color="#ff0000" svg:stroke-opacity="1" svg:stroke-width="0.793292808000000pt"/>
    </style:style>
    <style:style style:name="gr28" style:family="graphic">
      <style:graphic-properties draw:fill="solid" draw:fill-color="#ff0000" draw:stroke="solid" draw:stroke-linejoin="miter" fo:margin="1.000000000000000pt" style:wrap="biggest" style:wrap-dynamic-threshold="0.000000000000000pt" svg:fill-rule="evenodd" svg:stroke-color="#ff0000" svg:stroke-opacity="1" svg:stroke-width="0.795367192000000pt"/>
    </style:style>
    <style:style style:name="gr29" style:family="graphic">
      <style:graphic-properties draw:fill="solid" draw:fill-color="#ff0000" draw:stroke="solid" draw:stroke-linejoin="miter" fo:margin="1.000000000000000pt" style:wrap="biggest" style:wrap-dynamic-threshold="0.000000000000000pt" svg:fill-rule="evenodd" svg:stroke-color="#ff0000" svg:stroke-opacity="1" svg:stroke-width="0.793805600000000pt"/>
    </style:style>
    <style:style style:name="gr30" style:family="graphic">
      <style:graphic-properties draw:fill="solid" draw:fill-color="#ff0000" draw:stroke="solid" draw:stroke-linejoin="miter" fo:margin="1.000000000000000pt" style:wrap="biggest" style:wrap-dynamic-threshold="0.000000000000000pt" svg:fill-rule="evenodd" svg:stroke-color="#ff0000" svg:stroke-opacity="1" svg:stroke-width="0.786757616000000pt"/>
    </style:style>
    <style:style style:name="gr31" style:family="graphic">
      <style:graphic-properties draw:fill="none" draw:stroke="solid" draw:stroke-linejoin="miter" fo:margin="1.000000000000000pt" style:wrap="biggest" style:wrap-dynamic-threshold="0.000000000000000pt" svg:fill-rule="nonzero" svg:stroke-color="#bf8500" svg:stroke-opacity="1" svg:stroke-width="1.178210352000000pt"/>
    </style:style>
    <style:style style:name="gr32" style:family="graphic">
      <style:graphic-properties draw:fill="solid" draw:fill-color="#0000dc"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g1445"/>
        </draw:layer-set>
        <draw:g draw:style-name="gr1" draw:id="shape1" svg:y="0.00000000081pt">
          <draw:rect draw:style-name="gr2" draw:id="shape2" draw:name="rect1263" draw:layer="g1445" svg:width="96.49998400000pt" svg:height="172.87497600000pt" draw:transform="matrix(0.57845270000 0.00000000000 0.00000000000 0.57845270000 55.22414695476pt 0.00000000081pt)"/>
          <draw:rect draw:style-name="gr3" draw:id="shape3" draw:name="rect1264" draw:layer="g1445" svg:width="95.71872800000pt" svg:height="172.84371200000pt" draw:transform="matrix(0.57845270000 0.00000000000 0.00000000000 0.57845270000 111.04481862189pt 0.01808071629pt)"/>
          <draw:path draw:style-name="gr4" draw:id="shape4" draw:name="path1074" draw:layer="g1445" svg:width="81.56672375968pt" svg:height="87.02682715807pt" draw:transform="matrix(0.57845270000 0.00000000000 0.00000000000 0.57845270000 60.92335137803pt 25.63015514785pt)" svg:viewBox="0 0 82 87" svg:d="M77.2045 58.7209C81.1249 64.4042 78.1662 75.66 64.6379 75.66C54.644 75.66 51.4512 77.0808 50.382 78.1466C52.6588 80.1366 52.1224 84.0092 48.8631 84.2781C47.0778 85.6675 45.4408 86.0027 43.6105 84.0988C42.7245 85.2877 42.0634 86.489 40.7592 87.0268C39.2753 86.1304 38.5243 85.1912 37.5966 84.0125C35.8147 85.4333 34.4443 85.7919 33.1985 84.4092C29.3512 84.4092 27.1162 80.4952 30.6419 78.188C28.5867 75.7945 23.6522 75.66 19.3754 75.66C3.69389 77.436 -0.679567 64.6069 5.11949 57.5442C1.19512 56.313 1.17617 50.5952 6.54839 51.7262C8.48095 51.1928 8.72645 45.901 8.16682 44.489C5.18308 46.4675 1.58768 43.0866 4.65114 39.7629C-3.49737 36.9148 -0.324572 21.9417 9.3963 23.799C11.1429 24.1165 11.3615 23.1166 11.8911 22.3781C12.4206 20.8776 11.6247 19.0949 9.12977 16.9636C5.20941 14.4771 7.08136 10.656 8.14041 10.0868C8.31357 9.24192 9.67631 7.64947 10.3902 7.92582C11.1032 6.54581 14.1419 5.78841 14.6524 6.3935C15.8531 5.45225 17.4236 5.23821 18.4445 5.7727C19.9601 5.18668 21.3057 5.81083 21.3373 6.57279C23.8422 6.88653 24.4335 8.70068 23.6622 10.8802C24.7798 12.1632 25.7141 12.1218 28.2056 11.9009C31.0567 11.5458 31.2232 8.87998 29.7975 7.45914C27.3028 1.42052 32.0735 -1.43721 35.4133 0.710095C40.0368 3.76427 42.4608 3.4459 45.0361 1.06531C47.9001 -1.58197 54.2192 1.1583 51.7244 7.19692C50.2988 8.973 50.1504 11.7665 53.946 11.7217C54.3688 11.632 57.9497 11.5391 58.1262 11.4214C56.144 9.46604 57.7181 6.29713 60.2263 6.25903C60.3961 5.72789 61.6553 5.53855 62.6761 6.03493C63.1573 5.36597 65.6274 5.76937 66.2885 6.6176C67.2193 6.25568 70.4921 7.10057 70.8801 8.61778C72.572 8.92481 73.295 9.85263 73.2882 10.6976C75.6201 11.9907 74.3991 15.6357 71.7693 17.098C69.2745 18.8741 69.1812 20.8575 69.1812 21.5679C69.1812 22.2783 69.9426 24.1077 71.7659 23.799C83.2353 21.8721 84.2862 36.6758 76.7556 39.7834C77.89 41.8801 77.3681 44.4614 73.7693 44.0333C72.2188 46.3124 73.5681 51.1821 75.6165 52.5614C79.8933 50.7456 81.6798 57.9076 77.2045 58.3657L77.2045 58.7209L77.2045 58.7209L77.2045 58.7209L77.2045 58.7209L77.2045 58.7209L77.2045 58.7209L77.2045 58.7209L77.2045 58.7209L77.2045 58.7209L77.2045 58.7209L77.2045 58.7209L77.2045 58.7209L77.2045 58.7209L77.2045 58.7209L77.2045 58.7209L77.2045 58.7209Z" koffice:nodeTypes="ccccccccccccccccccccccccccccccccccccccccccccccccccccccccccc"/>
          <draw:path draw:style-name="gr5" draw:id="shape5" draw:name="path1077" draw:layer="g1445" svg:width="6.44999551497pt" svg:height="6.60708689053pt" draw:transform="matrix(-0.08330008106 0.27622215485 0.31736749540 0.11644252851 102.05332384639pt 46.43543737239pt)" svg:viewBox="0 0 6 7" svg:d="M2.0257 3.25285C2.57959 3.75738 1.62701 4.25743 1.19718 4.18458C0.0323443 3.98717 -0.230362 2.50441 0.184533 1.57573C0.926673 -0.0854782 3.0624 -0.389217 4.51129 0.45766C6.63763 1.70048 6.98084 4.61922 5.70806 6.60709" koffice:nodeTypes="ccccc"/>
          <draw:path draw:style-name="gr5" draw:id="shape6" draw:name="path1079" draw:layer="g1445" svg:width="6.44999551497pt" svg:height="6.60708689053pt" draw:transform="matrix(-0.08330008106 -0.27622215485 0.31736749540 -0.11644252851 102.05332384639pt 43.14908240770pt)" svg:viewBox="0 0 6 7" svg:d="M2.0257 3.25285C2.57959 3.75738 1.62701 4.25743 1.19718 4.18458C0.0323443 3.98717 -0.230362 2.50441 0.184533 1.57573C0.926673 -0.0854782 3.0624 -0.389217 4.51129 0.45766C6.63763 1.70048 6.98084 4.61922 5.70806 6.60709" koffice:nodeTypes="ccccc"/>
          <draw:path draw:style-name="gr5" draw:id="shape7" draw:name="path1082" draw:layer="g1445" svg:width="6.44999551497pt" svg:height="6.60708689053pt" draw:transform="matrix(0.27622215485 0.08330008106 0.11644252851 -0.31736749540 81.59536058689pt 33.29214875143pt)" svg:viewBox="0 0 6 7" svg:d="M2.0257 3.25285C2.57959 3.75738 1.62701 4.25743 1.19718 4.18458C0.0323443 3.98717 -0.230362 2.50441 0.184533 1.57573C0.926673 -0.0854782 3.0624 -0.389217 4.51129 0.45766C6.63763 1.70048 6.98084 4.61922 5.70806 6.60709" koffice:nodeTypes="ccccc"/>
          <draw:path draw:style-name="gr5" draw:id="shape8" draw:name="path1083" draw:layer="g1445" svg:width="6.44999551497pt" svg:height="6.60708689053pt" draw:transform="matrix(-0.27622215485 0.08330008106 -0.11644252851 -0.31736749540 87.08173134559pt 33.29807210707pt)" svg:viewBox="0 0 6 7" svg:d="M2.0257 3.25285C2.57959 3.75738 1.62701 4.25743 1.19718 4.18458C0.0323443 3.98717 -0.230362 2.50441 0.184533 1.57573C0.926673 -0.0854782 3.0624 -0.389217 4.51129 0.45766C6.63763 1.70048 6.98084 4.61922 5.70806 6.60709" koffice:nodeTypes="ccccc"/>
          <draw:path draw:style-name="gr6" draw:id="shape9" draw:name="path1084" draw:layer="g1445" svg:width="7.93132943940pt" svg:height="6.77965791603pt" draw:transform="matrix(-0.41662708646 -0.02697018939 0.02939009420 -0.43974899778 89.94386679048pt 73.93812162276pt)" svg:viewBox="0 0 8 7" svg:d="M3.22451 3.63397C3.23617 3.64365 3.20637 3.65735 3.20092 3.65822C3.13765 3.66837 3.1116 3.59035 3.11951 3.54656C3.14335 3.4147 3.31951 3.37805 3.43717 3.41549C3.68566 3.49455 3.74271 3.78281 3.64458 3.98346C3.47178 4.33679 2.97905 4.40833 2.63382 4.24075C2.08973 3.97663 1.98942 3.31176 2.27942 2.84751C2.70358 2.16843 3.69456 2.05222 4.3823 2.44459C5.33569 2.98853 5.48924 4.1981 4.90473 5.03203C4.12654 6.14228 2.45555 6.31223 1.31066 5.6C-0.166225 4.68125 -0.382708 2.75896 0.599206 1.44941C1.83421 -0.197675 4.36693 -0.430254 6.08351 0.696975C8.19821 2.08565 8.48724 4.88862 7.00499 6.77966" koffice:nodeTypes="ccccccccccccc"/>
          <draw:path draw:style-name="gr7" draw:id="shape10" draw:name="path1085" draw:layer="g1445" svg:width="6.44999551497pt" svg:height="6.60708689053pt" draw:transform="matrix(-0.39794075044 -0.03777605025 0.05192117972 -0.42072658074 101.42579110903pt 63.13551472661pt)" svg:viewBox="0 0 6 7" svg:d="M2.0257 3.25285C2.57959 3.75738 1.62701 4.25743 1.19718 4.18458C0.0323443 3.98717 -0.230362 2.50441 0.184533 1.57573C0.926673 -0.0854782 3.0624 -0.389217 4.51129 0.45766C6.63763 1.70048 6.98084 4.61922 5.70806 6.60709" koffice:nodeTypes="ccccc"/>
          <draw:path draw:style-name="gr6" draw:id="shape11" draw:name="path1087" draw:layer="g1445" svg:width="7.93132943940pt" svg:height="6.77965791603pt" draw:transform="matrix(0.26118759073 0.32570936179 -0.34440842377 0.27500161965 95.82999193915pt 29.04187673154pt)" svg:viewBox="0 0 8 7" svg:d="M3.22451 3.63397C3.23617 3.64365 3.20637 3.65735 3.20092 3.65822C3.13765 3.66837 3.1116 3.59035 3.11951 3.54656C3.14335 3.4147 3.31951 3.37805 3.43717 3.41549C3.68566 3.49455 3.74271 3.78281 3.64458 3.98346C3.47178 4.33679 2.97905 4.40833 2.63382 4.24075C2.08973 3.97663 1.98942 3.31176 2.27942 2.84751C2.70358 2.16843 3.69456 2.05222 4.3823 2.44459C5.33569 2.98853 5.48924 4.1981 4.90473 5.03203C4.12654 6.14228 2.45555 6.31223 1.31066 5.6C-0.166225 4.68125 -0.382708 2.75896 0.599206 1.44941C1.83421 -0.197675 4.36693 -0.430254 6.08351 0.696975C8.19821 2.08565 8.48724 4.88862 7.00499 6.77966" koffice:nodeTypes="ccccccccccccc"/>
          <draw:path draw:style-name="gr6" draw:id="shape12" draw:name="path1088" draw:layer="g1445" svg:width="7.93132943940pt" svg:height="6.77965791603pt" draw:transform="matrix(-0.26118759073 0.32570936179 0.34440842377 0.27500161965 72.87993759620pt 29.04187673154pt)" svg:viewBox="0 0 8 7" svg:d="M3.22451 3.63397C3.23617 3.64365 3.20637 3.65735 3.20092 3.65822C3.13765 3.66837 3.1116 3.59035 3.11951 3.54656C3.14335 3.4147 3.31951 3.37805 3.43717 3.41549C3.68566 3.49455 3.74271 3.78281 3.64458 3.98346C3.47178 4.33679 2.97905 4.40833 2.63382 4.24075C2.08973 3.97663 1.98942 3.31176 2.27942 2.84751C2.70358 2.16843 3.69456 2.05222 4.3823 2.44459C5.33569 2.98853 5.48924 4.1981 4.90473 5.03203C4.12654 6.14228 2.45555 6.31223 1.31066 5.6C-0.166225 4.68125 -0.382708 2.75896 0.599206 1.44941C1.83421 -0.197675 4.36693 -0.430254 6.08351 0.696975C8.19821 2.08565 8.48724 4.88862 7.00499 6.77966" koffice:nodeTypes="ccccccccccccc"/>
          <draw:path draw:style-name="gr8" draw:id="shape13" draw:name="path1090" draw:layer="g1445" svg:width="33.22781018286pt" svg:height="21.49043304587pt" draw:transform="matrix(0.57845270000 0.00000000000 0.00000000000 0.57845270000 84.27766858102pt 60.90155859393pt)" svg:viewBox="0 0 33 21" svg:d="M28.2853 1.07473C30.0154 -1.5175 33.8523 0.970005 33.1408 4.39184C31.9051 7.67957 27.9508 11.4731 22.5136 11.4731C17.0764 11.4731 13.3222 11.2504 9.41498 12.2318C5.46067 13.2141 1.47028 15.063 0.615752 17.5116C-1.04569 22.2089 1.11756 22.4494 1.69916 19.7851C2.19345 18.0147 2.8679 16.9422 3.90543 16.2042C5.48408 15.0812 6.44925 15.5195 6.44925 15.5195" koffice:nodeTypes="cccccccc"/>
          <draw:path draw:style-name="gr8" draw:id="shape14" draw:name="path1091" draw:layer="g1445" svg:width="30.76893697285pt" svg:height="19.62257230061pt" draw:transform="matrix(0.57845270000 0.00000000000 0.00000000000 0.57845270000 87.35382553123pt 59.33757181632pt)" svg:viewBox="0 0 31 20" svg:d="M0 19.6226C1.13167 17.4225 4.76577 15.6454 7.55079 15.6454C10.3358 15.6454 14.1335 15.6454 17.1717 15.3978C20.2099 15.1502 24.5141 14.4073 27.2991 11.931C30.0841 9.45467 30.9449 7.39082 30.7401 5.1574C30.5765 2.88499 27.9397 0.322408 25.78 0.0447463C23.7569 -0.220872 22.013 0.742546 21.3417 1.70564" koffice:nodeTypes="ccccccc"/>
          <draw:path draw:style-name="gr8" draw:id="shape15" draw:name="path1092" draw:layer="g1445" svg:width="4.59611545246pt" svg:height="12.85180476738pt" draw:transform="matrix(0.57845270000 0.00000000000 0.00000000000 0.57845270000 101.49679094434pt 49.81789165481pt)" svg:viewBox="0 0 5 13" svg:d="M4.59612 12.8518C1.50005 11.3216 0.105511 8.85628 0.00663643 5.96801C-0.127655 2.00829 1.81553 0.394452 2.26634 0" koffice:nodeTypes="ccc"/>
          <draw:path draw:style-name="gr8" draw:id="shape16" draw:name="path1093" draw:layer="g1445" svg:width="8.93824957777pt" svg:height="18.35874392758pt" draw:transform="matrix(0.57845270000 0.00000000000 0.00000000000 0.57845270000 100.38421087325pt 48.64423426462pt)" svg:viewBox="0 0 9 18" svg:d="M8.93825 18.3587C3.75642 17.7452 -1.02086 13.4085 0.189801 6.17438C0.718309 3.47118 2.76629 0.0307476 4.88033 0.0307476C5.70607 0.122912 7.4898 0.184329 8.51375 0" koffice:nodeTypes="cccc"/>
          <draw:path draw:style-name="gr8" draw:id="shape17" draw:name="path1094" draw:layer="g1445" svg:width="5.73380472912pt" svg:height="12.00407705141pt" draw:transform="matrix(0.57845270000 0.00000000000 0.00000000000 0.57845270000 103.03267027419pt 40.87130156028pt)" svg:viewBox="0 0 6 12" svg:d="M0.911353 0C4.19087 0.489679 5.39632 3.0826 5.69677 5.81083C5.93921 8.31585 5.09674 12.8551 0 11.8652" koffice:nodeTypes="ccc"/>
          <draw:path draw:style-name="gr8" draw:id="shape18" draw:name="path1095" draw:layer="g1445" svg:width="0.34799594099pt" svg:height="5.09911925000pt" draw:transform="matrix(0.57845270000 0.00000000000 0.00000000000 0.57845270000 101.52064599699pt 39.26248114532pt)" svg:viewBox="0 0 0 5" svg:d="M0.347996 5.09912C-0.389394 3.25537 0.274281 0 0.274281 0" koffice:nodeTypes="cc"/>
          <draw:path draw:style-name="gr8" draw:id="shape19" draw:name="path1096" draw:layer="g1445" svg:width="6.45916680295pt" svg:height="7.37052659847pt" draw:transform="matrix(0.57845270000 0.00000000000 0.00000000000 0.57845270000 99.34543175422pt 39.81981338033pt)" svg:viewBox="0 0 6 7" svg:d="M6.45917 6.99397C3.0871 7.95382 1.27137 6.99397 0.493207 5.07427C-0.479525 2.73463 0.199287 1.19982 0.718066 0" koffice:nodeTypes="ccc"/>
          <draw:path draw:style-name="gr8" draw:id="shape20" draw:name="path1097" draw:layer="g1445" svg:width="9.50694444444pt" svg:height="4.60564335043pt" draw:transform="matrix(0.57845270000 0.00000000000 0.00000000000 0.57845270000 98.89733506000pt 43.23934345782pt)" svg:viewBox="0 0 10 5" svg:d="M9.50694 2.54847C7.19444 5.76756 2.82639 4.69454 1.54167 2.81673C0.256944 0.938909 0 0 0 0" koffice:nodeTypes="ccc"/>
          <draw:path draw:style-name="gr8" draw:id="shape21" draw:name="path1098" draw:layer="g1445" svg:width="2.67378187520pt" svg:height="19.00000800000pt" draw:transform="matrix(0.57845270000 0.00000000000 0.00000000000 0.57845270000 98.89733506000pt 45.30007888775pt)" svg:viewBox="0 0 3 19" svg:d="M0 0C0.86718 1.25002 2.02342 2.31249 2.60154 3.81249C0.57812 5.31249 1.01166 7.43753 2.1679 8.93753C1.30072 10.6875 0.216818 17.125 2.67378 19" koffice:nodeTypes="cccc"/>
          <draw:path draw:style-name="gr8" draw:id="shape22" draw:name="path1099" draw:layer="g1445" svg:width="6.15694248689pt" svg:height="12.83713170667pt" draw:transform="matrix(0.57845270000 0.00000000000 0.00000000000 0.57845270000 99.39683147424pt 31.56182726275pt)" svg:viewBox="0 0 6 13" svg:d="M6.10677 0C6.5757 2.06859 3.64495 5.23611 2.00372 7.04612C0.362475 8.85614 -0.182603 10.7685 0.0518591 12.8371" koffice:nodeTypes="ccc"/>
          <draw:path draw:style-name="gr8" draw:id="shape23" draw:name="path1100" draw:layer="g1445" svg:width="2.17123554404pt" svg:height="6.77343750000pt" draw:transform="matrix(0.57845270000 0.00000000000 0.00000000000 0.57845270000 100.41575025939pt 30.04338892525pt)" svg:viewBox="0 0 2 7" svg:d="M1.62808 0C2.93049 2.39062 1.69318 6.375 0 6.77344" koffice:nodeTypes="cc"/>
          <draw:path draw:style-name="gr8" draw:id="shape24" draw:name="path1101" draw:layer="g1445" svg:width="1.23346442192pt" svg:height="6.12564700000pt" draw:transform="matrix(0.57845270000 0.00000000000 0.00000000000 0.57845270000 98.57196698530pt 29.35647865782pt)" svg:viewBox="0 0 1 6" svg:d="M0.441728 0C1.81604 2.27344 1.22705 4.61002 0 6.12565" koffice:nodeTypes="cc"/>
          <draw:path draw:style-name="gr8" draw:id="shape25" draw:name="path1102" draw:layer="g1445" svg:width="1.11265149876pt" svg:height="5.04166666667pt" draw:transform="matrix(0.57845270000 0.00000000000 0.00000000000 0.57845270000 97.12583523530pt 29.17570987525pt)" svg:viewBox="0 0 1 5" svg:d="M0 0C1.58223 1.60417 1.31853 4.18229 0.197716 5.04167" koffice:nodeTypes="cc"/>
          <draw:path draw:style-name="gr8" draw:id="shape26" draw:name="path1103" draw:layer="g1445" svg:width="37.87512276316pt" svg:height="10.65846285811pt" draw:transform="matrix(0.57845270000 0.00000000000 0.00000000000 0.57845270000 73.33694480970pt 27.14223703852pt)" svg:viewBox="0 0 38 11" svg:d="M37.8751 10.0432C34.2561 11.0276 26.5297 9.83537 25.1461 9.75278C23.66 9.66747 23.7239 8.52107 24.9072 7.54908C26.56 6.23812 27.2831 4.14211 27.5172 2.96819C27.9686 0.59594 26.4564 -0.477051 24.6469 0.199695C22.4006 1.67622 17.4088 2.41449 14.9129 0.937959C12.4171 -0.538569 9.15564 -0.158987 10.1707 2.90666C10.6872 4.63776 11.787 6.74117 12.7696 7.5718C14.3793 8.88477 14.3812 9.53952 12.6666 9.94845C11.3643 10.2696 9.422 10.2893 6.7389 10.6585C2.74548 10.6585 0 10.0432 0 10.0432" koffice:nodeTypes="ccccccccccc"/>
          <draw:path draw:style-name="gr8" draw:id="shape27" draw:name="path1104" draw:layer="g1445" svg:width="12.84340461925pt" svg:height="2.33423064282pt" draw:transform="matrix(0.57845270000 0.00000000000 0.00000000000 0.57845270000 80.62752775590pt 28.66023277674pt)" svg:viewBox="0 0 13 2" svg:d="M12.7564 0.951447C13.2534 -0.26142 11.5139 -0.371681 10.2715 0.951447C9.02906 2.27458 4.30775 2.93614 2.81681 1.61301C1.32587 0.289885 -0.537845 0.069363 0.145522 1.06171" koffice:nodeTypes="cccc"/>
          <draw:path draw:style-name="gr8" draw:id="shape28" draw:name="path1105" draw:layer="g1445" svg:width="51.55013410037pt" svg:height="53.62680635849pt" draw:transform="matrix(0.57845270000 0.00000000000 0.00000000000 0.57845270000 69.39125806621pt 33.91179367032pt)" svg:viewBox="0 0 52 54" svg:d="M0.00867164 44.0079L0.00867164 0.251474L51.283 0C51.283 0 51.283 41.7447 51.5343 45.0138C51.7857 48.283 49.0209 52.0551 44.4967 51.8036C39.9725 51.5521 30.2329 50.8606 28.4106 51.8036C27.7822 52.4322 26.5884 53.3753 26.0857 53.6268C25.6458 53.3125 23.6979 51.8665 23.1324 51.5521C20.9959 51.1748 9.55978 52.3066 7.29768 51.5521C5.03557 50.7977 -0.242673 44.0079 0.00867164 44.0079Z" koffice:nodeTypes="cccccccccc"/>
          <draw:path draw:style-name="gr9" draw:id="shape29" draw:name="path1106" draw:layer="g1445" svg:width="22.50253934817pt" svg:height="22.19083680459pt" draw:transform="matrix(0.57845270000 0.00000000000 0.00000000000 0.57845270000 70.68309637453pt 35.30481883483pt)" svg:viewBox="0 0 23 22" svg:d="M0 0.115151L22.5025 0L22.4621 22.1256L0.272366 22.1908L0.181604 0.115136L0.181604 0.115167L0 0.115159Z" koffice:nodeTypes="cccccccc"/>
          <draw:path draw:style-name="gr10" draw:id="shape30" draw:name="path1107" draw:layer="g1445" svg:width="22.11054955617pt" svg:height="21.84183592320pt" draw:transform="matrix(0.57845270000 0.00000000000 0.00000000000 0.57845270000 70.84237911000pt 49.24078096507pt)" svg:viewBox="0 0 22 22" svg:d="M0 0.0661608L22.0606 0C22.0606 0 22.1105 20.467 22.1105 21.4634C22.1105 22.4598 21.0802 21.1735 19.3643 21.1735C17.6485 21.1735 9.31449 21.6717 6.86331 21.6717C4.41213 21.6717 0 18.1843 0 15.9424C0 13.7005 0 0.31526 0 0.0661608Z" koffice:nodeTypes="cccccccc"/>
          <draw:path draw:style-name="gr5" draw:id="shape31" draw:name="path1108" draw:layer="g1445" svg:width="6.44999551497pt" svg:height="6.60708689053pt" draw:transform="matrix(-0.09992712547 -0.27065107690 -0.32345860233 0.09826349551 105.23682213862pt 50.73138158436pt)" svg:viewBox="0 0 6 7" svg:d="M2.0257 3.25285C2.57959 3.75738 1.62701 4.25743 1.19718 4.18458C0.0323443 3.98717 -0.230362 2.50441 0.184533 1.57573C0.926673 -0.0854782 3.0624 -0.389217 4.51129 0.45766C6.63763 1.70048 6.98084 4.61922 5.70806 6.60709" koffice:nodeTypes="ccccc"/>
          <draw:path draw:style-name="gr5" draw:id="shape32" draw:name="path1109" draw:layer="g1445" svg:width="6.44999551497pt" svg:height="6.60708689053pt" draw:transform="matrix(-0.04939299435 0.28424992142 -0.33588723705 -0.03821720720 106.30269628563pt 55.92601415864pt)" svg:viewBox="0 0 6 7" svg:d="M2.0257 3.25285C2.57959 3.75738 1.62701 4.25743 1.19718 4.18458C0.0323443 3.98717 -0.230362 2.50441 0.184533 1.57573C0.926673 -0.0854782 3.0624 -0.389217 4.51129 0.45766C6.63763 1.70048 6.98084 4.61922 5.70806 6.60709" koffice:nodeTypes="ccccc"/>
          <draw:path draw:style-name="gr5" draw:id="shape33" draw:name="path1110" draw:layer="g1445" svg:width="6.44999551497pt" svg:height="6.60708689053pt" draw:transform="matrix(-0.26979265309 0.10222300424 -0.13813392631 -0.30854435637 101.78561133005pt 40.01972085636pt)" svg:viewBox="0 0 6 7" svg:d="M2.0257 3.25285C2.57959 3.75738 1.62701 4.25743 1.19718 4.18458C0.0323443 3.98717 -0.230362 2.50441 0.184533 1.57573C0.926673 -0.0854782 3.0624 -0.389217 4.51129 0.45766C6.63763 1.70048 6.98084 4.61922 5.70806 6.60709" koffice:nodeTypes="ccccc"/>
          <draw:path draw:style-name="gr11" draw:id="shape34" draw:name="path1111" draw:layer="g1445" svg:width="6.44999551497pt" svg:height="6.60708689053pt" draw:transform="matrix(0.07937412259 0.27741897349 -0.30241102239 0.11694693926 66.40917699981pt 46.67037361187pt)" svg:viewBox="0 0 6 7" svg:d="M2.0257 3.25285C2.57959 3.75738 1.62701 4.25743 1.19718 4.18458C0.0323443 3.98717 -0.230362 2.50441 0.184533 1.57573C0.926673 -0.0854782 3.0624 -0.389217 4.51129 0.45766C6.63763 1.70048 6.98084 4.61922 5.70806 6.60709" koffice:nodeTypes="ccccc"/>
          <draw:path draw:style-name="gr11" draw:id="shape35" draw:name="path1113" draw:layer="g1445" svg:width="6.44999551497pt" svg:height="6.60708689053pt" draw:transform="matrix(0.07937412259 -0.27741897349 -0.30241102239 -0.11694693926 66.40917699981pt 43.36984657766pt)" svg:viewBox="0 0 6 7" svg:d="M2.0257 3.25285C2.57959 3.75738 1.62701 4.25743 1.19718 4.18458C0.0323443 3.98717 -0.230362 2.50441 0.184533 1.57573C0.926673 -0.0854782 3.0624 -0.389217 4.51129 0.45766C6.63763 1.70048 6.98084 4.61922 5.70806 6.60709" koffice:nodeTypes="ccccc"/>
          <draw:path draw:style-name="gr12" draw:id="shape36" draw:name="path1116" draw:layer="g1445" svg:width="7.93132943940pt" svg:height="6.77965791603pt" draw:transform="matrix(0.39699266646 -0.02708705419 -0.02800502970 -0.44165442098 77.94802396714pt 74.29226738108pt)" svg:viewBox="0 0 8 7" svg:d="M3.22451 3.63397C3.23617 3.64365 3.20637 3.65735 3.20092 3.65822C3.13765 3.66837 3.1116 3.59035 3.11951 3.54656C3.14335 3.4147 3.31951 3.37805 3.43717 3.41549C3.68566 3.49455 3.74271 3.78281 3.64458 3.98346C3.47178 4.33679 2.97905 4.40833 2.63382 4.24075C2.08973 3.97663 1.98942 3.31176 2.27942 2.84751C2.70358 2.16843 3.69456 2.05222 4.3823 2.44459C5.33569 2.98853 5.48924 4.1981 4.90473 5.03203C4.12654 6.14228 2.45555 6.31223 1.31066 5.6C-0.166225 4.68125 -0.382708 2.75896 0.599206 1.44941C1.83421 -0.197675 4.36693 -0.430254 6.08351 0.696975C8.19821 2.08565 8.48724 4.88862 7.00499 6.77966" koffice:nodeTypes="ccccccccccccc"/>
          <draw:path draw:style-name="gr13" draw:id="shape37" draw:name="path1117" draw:layer="g1445" svg:width="6.44999551497pt" svg:height="6.60708689053pt" draw:transform="matrix(0.37918673545 -0.03793972344 -0.04947427852 -0.42254986365 67.00718305309pt 63.44279164793pt)" svg:viewBox="0 0 6 7" svg:d="M2.0257 3.25285C2.57959 3.75738 1.62701 4.25743 1.19718 4.18458C0.0323443 3.98717 -0.230362 2.50441 0.184533 1.57573C0.926673 -0.0854782 3.0624 -0.389217 4.51129 0.45766C6.63763 1.70048 6.98084 4.61922 5.70806 6.60709" koffice:nodeTypes="ccccc"/>
          <draw:path draw:style-name="gr14" draw:id="shape38" draw:name="path1119" draw:layer="g1445" svg:width="33.22783800649pt" svg:height="21.49043304587pt" draw:transform="matrix(0.55119195961 0.00000000000 0.00000000000 0.58095913555 64.82070225803pt 61.19920889887pt)" svg:viewBox="0 0 33 21" svg:d="M4.94246 1.07473C3.21245 -1.5175 -0.624503 0.970005 0.0869581 4.39184C1.32268 7.67957 5.277 11.4731 10.7142 11.4731C16.1514 11.4731 19.9056 11.2504 23.8129 12.2318C27.7672 13.2141 31.7575 15.063 32.6121 17.5116C34.2736 22.2089 32.1103 22.4494 31.5287 19.7851C31.0344 18.0147 30.36 16.9422 29.3225 16.2042C27.7438 15.0812 26.7786 15.5195 26.7786 15.5195" koffice:nodeTypes="cccccccc"/>
          <draw:path draw:style-name="gr14" draw:id="shape39" draw:name="path1120" draw:layer="g1445" svg:width="30.76890569864pt" svg:height="19.62257230061pt" draw:transform="matrix(0.55119195961 0.00000000000 0.00000000000 0.58095913555 63.66968203299pt 59.62844536656pt)" svg:viewBox="0 0 31 20" svg:d="M30.7689 19.6226C29.6373 17.4225 26.0032 15.6454 23.2182 15.6454C20.4331 15.6454 16.6354 15.6454 13.5972 15.3978C10.559 15.1502 6.25485 14.4073 3.46983 11.931C0.684812 9.45467 -0.176012 7.39082 0.0288032 5.1574C0.192461 2.88499 2.82922 0.322408 4.98893 0.0447463C7.01197 -0.220872 8.75598 0.742546 9.4273 1.70564" koffice:nodeTypes="ccccccc"/>
          <draw:path draw:style-name="gr14" draw:id="shape40" draw:name="path1121" draw:layer="g1445" svg:width="4.59611655581pt" svg:height="12.85180476738pt" draw:transform="matrix(0.55119195961 0.00000000000 0.00000000000 0.58095913555 64.57621700000pt 50.06751643091pt)" svg:viewBox="0 0 5 13" svg:d="M0 12.8518C3.34701 11.8737 4.49061 8.85628 4.58948 5.96801C4.72377 2.00829 2.78057 0.394452 2.32977 0" koffice:nodeTypes="ccc"/>
          <draw:path draw:style-name="gr14" draw:id="shape41" draw:name="path1122" draw:layer="g1445" svg:width="7.56395418926pt" svg:height="17.36001210844pt" draw:transform="matrix(0.55119195961 0.00000000000 0.00000000000 0.58095913555 63.72586891146pt 48.69524447601pt)" svg:viewBox="0 0 8 17" svg:d="M0 17.36C4.76685 16.747 8.47866 13.7231 7.36495 6.49575C6.87877 3.79508 4.99479 0.57596 3.05006 0.57596C2.06282 0.449942 0.991016 0.620428 0.276696 0" koffice:nodeTypes="cccc"/>
          <draw:path draw:style-name="gr14" draw:id="shape42" draw:name="path1123" draw:layer="g1445" svg:width="6.08840149048pt" svg:height="11.98201562636pt" draw:transform="matrix(0.55119195961 0.00000000000 0.00000000000 0.58095913555 62.14464565864pt 41.08217005685pt)" svg:viewBox="0 0 6 12" svg:d="M5.23112 0C2.14617 0.489195 0.304763 2.61605 0.0221436 5.34182C-0.205918 7.84457 1.29403 12.8432 6.0884 11.8542" koffice:nodeTypes="ccc"/>
          <draw:path draw:style-name="gr14" draw:id="shape43" draw:name="path1124" draw:layer="g1445" svg:width="0.34799594099pt" svg:height="5.09917640640pt" draw:transform="matrix(0.55119195961 0.00000000000 0.00000000000 0.58095913555 66.59168347182pt 39.46636003233pt)" svg:viewBox="0 0 0 5" svg:d="M0 5.09918C0.73739 3.25542 0.0737154 0 0.0737154 0" koffice:nodeTypes="cc"/>
          <draw:path draw:style-name="gr14" draw:id="shape44" draw:name="path1125" draw:layer="g1445" svg:width="6.45916991563pt" svg:height="7.37046708777pt" draw:transform="matrix(0.55119195961 0.00000000000 0.00000000000 0.58095913555 65.55817649988pt 40.02612577862pt)" svg:viewBox="0 0 6 7" svg:d="M0 6.99391C3.37207 7.95376 5.18779 6.99391 5.96596 5.07422C6.9387 2.73457 6.25988 1.19981 5.7411 0" koffice:nodeTypes="ccc"/>
          <draw:path draw:style-name="gr14" draw:id="shape45" draw:name="path1126" draw:layer="g1445" svg:width="9.50694444444pt" svg:height="4.60557301565pt" draw:transform="matrix(0.55119195961 0.00000000000 0.00000000000 0.58095913555 64.31799459076pt 43.46047732760pt)" svg:viewBox="0 0 10 5" svg:d="M0 2.5484C2.3125 5.76749 6.68056 4.69446 7.96528 2.81666C9.25 0.938858 9.50694 0 9.50694 0" koffice:nodeTypes="ccc"/>
          <draw:path draw:style-name="gr14" draw:id="shape46" draw:name="path1127" draw:layer="g1445" svg:width="2.67378187520pt" svg:height="19.00000000000pt" draw:transform="matrix(0.55119195961 0.00000000000 0.00000000000 0.58095913555 68.14189983437pt 45.53013262881pt)" svg:viewBox="0 0 3 19" svg:d="M2.67378 0C1.8066 1.25 0.650362 2.31248 0.0722419 3.81248C2.09566 5.31248 1.66212 7.43752 0.505878 8.93752C1.37306 10.6875 2.45696 17.125 0 19" koffice:nodeTypes="cccc"/>
          <draw:path draw:style-name="gr14" draw:id="shape47" draw:name="path1128" draw:layer="g1445" svg:width="6.68791530497pt" svg:height="12.71304524160pt" draw:transform="matrix(0.55119195961 0.00000000000 0.00000000000 0.58095913555 65.44896812675pt 31.47427716849pt)" svg:viewBox="0 0 7 13" svg:d="M0.0604528 0C-0.467425 1.9778 2.58467 5.44559 4.43226 7.17618C6.27986 8.90676 6.89348 10.7352 6.62954 12.713" koffice:nodeTypes="ccc"/>
          <draw:path draw:style-name="gr14" draw:id="shape48" draw:name="path1129" draw:layer="g1445" svg:width="1.98359010316pt" svg:height="6.64308734081pt" draw:transform="matrix(0.55119195961 0.00000000000 0.00000000000 0.58095913555 66.87181228599pt 29.94925479000pt)" svg:viewBox="0 0 2 7" svg:d="M0.544019 0C-0.700834 2.19189 0.365229 6.27777 1.98359 6.64309" koffice:nodeTypes="cc"/>
          <draw:path draw:style-name="gr14" draw:id="shape49" draw:name="path1130" draw:layer="g1445" svg:width="2.24119681185pt" svg:height="6.25637547114pt" draw:transform="matrix(0.55119195961 0.00000000000 0.00000000000 0.58095913555 68.90138395143pt 29.19485379029pt)" svg:viewBox="0 0 2 6" svg:d="M1.57436 0C-1.0455 2.12713 -0.0979299 4.8383 2.2412 6.25638" koffice:nodeTypes="cc"/>
          <draw:path draw:style-name="gr14" draw:id="shape50" draw:name="path1131" draw:layer="g1445" svg:width="1.93744492047pt" svg:height="6.33725039040pt" draw:transform="matrix(0.55119195961 0.00000000000 0.00000000000 0.58095913555 70.65990193099pt 28.94878273883pt)" svg:viewBox="0 0 2 6" svg:d="M1.93744 0C-0.150436 1.79851 -0.617075 5.37376 0.861926 6.33725" koffice:nodeTypes="cc"/>
          <draw:path draw:style-name="gr11" draw:id="shape51" draw:name="path1134" draw:layer="g1445" svg:width="6.44999551497pt" svg:height="6.60708689053pt" draw:transform="matrix(0.09521794204 -0.27182360052 0.30821521678 0.09868923669 63.37585541410pt 50.98497969215pt)" svg:viewBox="0 0 6 7" svg:d="M2.0257 3.25285C2.57959 3.75738 1.62701 4.25743 1.19718 4.18458C0.0323443 3.98717 -0.230362 2.50441 0.184533 1.57573C0.926673 -0.0854782 3.0624 -0.389217 4.51129 0.45766C6.63763 1.70048 6.98084 4.61922 5.70806 6.60709" koffice:nodeTypes="ccccc"/>
          <draw:path draw:style-name="gr11" draw:id="shape52" draw:name="path1135" draw:layer="g1445" svg:width="6.44999551497pt" svg:height="6.60708689053pt" draw:transform="matrix(0.04706523705 0.28548144722 0.32005787891 -0.03838280664 62.36014207853pt 56.20207577584pt)" svg:viewBox="0 0 6 7" svg:d="M2.0257 3.25285C2.57959 3.75738 1.62701 4.25743 1.19718 4.18458C0.0323443 3.98717 -0.230362 2.50441 0.184533 1.57573C0.926673 -0.0854782 3.0624 -0.389217 4.51129 0.45766C6.63763 1.70048 6.98084 4.61922 5.70806 6.60709" koffice:nodeTypes="ccccc"/>
          <draw:path draw:style-name="gr11" draw:id="shape53" draw:name="path1136" draw:layer="g1445" svg:width="6.44999551497pt" svg:height="6.60708689053pt" draw:transform="matrix(0.25707826274 0.10266609901 0.13162401962 -0.30988116056 66.66433880551pt 40.22693768087pt)" svg:viewBox="0 0 6 7" svg:d="M2.0257 3.25285C2.57959 3.75738 1.62701 4.25743 1.19718 4.18458C0.0323443 3.98717 -0.230362 2.50441 0.184533 1.57573C0.926673 -0.0854782 3.0624 -0.389217 4.51129 0.45766C6.63763 1.70048 6.98084 4.61922 5.70806 6.60709" koffice:nodeTypes="ccccc"/>
          <draw:path draw:style-name="gr10" draw:id="shape54" draw:name="path1221" draw:layer="g1445" svg:width="22.74052890182pt" svg:height="22.07422074975pt" draw:transform="matrix(0.57845270000 0.00000000000 0.00000000000 0.57845270000 84.80206242856pt 49.20237170579pt)" svg:viewBox="0 0 23 22" svg:d="M22.6472 0L0.0516479 0.117398C0.0516479 0.117398 0 20.785 0 21.7867C0 22.7883 0.881674 20.8515 2.66088 20.8515C4.44009 20.8515 13.082 21.3523 15.6237 21.3523C18.1654 21.3523 22.7405 17.8464 22.7405 15.5926C22.7405 13.3388 22.7405 0.526326 22.6472 1.13879e-14Z" koffice:nodeTypes="cccccccc"/>
          <draw:path draw:style-name="gr10" draw:id="shape55" draw:name="path1222" draw:layer="g1445" svg:width="22.95939755345pt" svg:height="22.24081832459pt" draw:transform="matrix(0.57845270000 0.00000000000 0.00000000000 0.57845270000 84.72524391000pt 35.28111615700pt)" svg:viewBox="0 0 23 22" svg:d="M0 0.024993L22.9594 0L22.9175 22.2408L0 22.2158L0 0.024993Z" koffice:nodeTypes="cccccc"/>
          <draw:path draw:style-name="gr15" draw:id="shape56" draw:name="path1235" draw:layer="g1445" svg:width="8.21607698285pt" svg:height="5.45296609375pt" draw:transform="matrix(0.57845270000 0.00000000000 0.00000000000 0.57845270000 71.48688142201pt 44.42861748304pt)" svg:viewBox="0 0 8 5" svg:d="M1.73685 3.65551C-1.13992 3.41465 -0.0127108 -0.343718 2.01424 0.0255009C4.04103 0.394712 3.2879 3.04092 3.82418 4.09086C4.44354 5.4148 6.40475 6.05501 7.53288 4.70099C8.50385 3.48207 8.15515 1.90221 8.15515 1.23019" koffice:nodeTypes="ccccc"/>
          <draw:path draw:style-name="gr16" draw:id="shape57" draw:name="path1231" draw:layer="g1445" svg:width="19.02858789241pt" svg:height="20.42726725819pt" draw:transform="matrix(0.57845270000 0.00000000000 0.00000000000 0.57845270000 72.14010118424pt 35.92422470230pt)" svg:viewBox="0 0 19 20" svg:d="M16.9237 3.9834C20.2801 3.34381 19.0233 0.406002 17.2776 0.0529945C15.6604 -0.233409 14.1944 0.658165 14.608 2.31341C14.785 3.11728 15.0355 4.46107 14.0932 5.05533C13.0317 5.76995 0.297984 20.1865 0 20.4273" koffice:nodeTypes="ccccc"/>
          <draw:path draw:style-name="gr17" draw:id="shape58" draw:name="path1233" draw:layer="g1445" svg:width="12.72401120632pt" svg:height="15.23375246590pt" draw:transform="matrix(0.57845270000 0.00000000000 0.00000000000 0.57845270000 73.65063544433pt 36.12679267569pt)" svg:viewBox="0 0 13 15" svg:d="M6.33773 1.10931e-14C5.98427 0.232434 0.674983 6.61645 0.38784 6.84156C0.100698 7.06666 -0.13864 8.03983 0.0932582 8.38117C0.325157 8.72248 3.3039 15.2338 3.3039 15.2338L9.25024 15.172C9.48585 14.9976 12.3504 8.58891 12.5786 8.21416C12.8659 7.85979 12.6853 6.95777 12.4019 6.729C12.1773 6.44213 6.62496 0.174317 6.33773 0Z" koffice:nodeTypes="ccccccccc"/>
          <draw:path draw:style-name="gr15" draw:id="shape59" draw:name="path1230" draw:layer="g1445" svg:width="8.21607464360pt" svg:height="5.45302134680pt" draw:transform="matrix(0.57845270000 0.00000000000 0.00000000000 0.57845270000 78.20422427203pt 44.46307455187pt)" svg:viewBox="0 0 8 5" svg:d="M6.47923 3.65556C9.35599 3.41461 8.22878 -0.34372 6.20184 0.0255014C4.17505 0.394714 4.92818 3.04094 4.3919 4.09083C3.77253 5.41486 1.81133 6.05507 0.683201 4.70105C-0.287772 3.48212 0.0609309 1.6502 0.0609309 1.06218" koffice:nodeTypes="ccccc"/>
          <draw:path draw:style-name="gr18" draw:id="shape60" draw:name="path1232" draw:layer="g1445" svg:width="3.78427426480pt" svg:height="11.59701403831pt" draw:transform="matrix(0.57845270000 0.00000000000 0.00000000000 0.57845270000 77.68084433508pt 37.84932119922pt)" svg:viewBox="0 0 4 12" svg:d="M0.00148281 0C0.00148281 0 0.00148281 10.1004 0.00148281 11.2227C-0.05641 11.7779 1.59781 11.9119 2.00329 10.2225C2.4087 9.54125 3.78427 5.23724 3.78427 5.23724Z" koffice:nodeTypes="ccccc"/>
          <draw:path draw:style-name="gr19" draw:id="shape61" draw:name="path1234" draw:layer="g1445" svg:width="3.78427861949pt" svg:height="11.52231774758pt" draw:transform="matrix(0.57845270000 0.00000000000 0.00000000000 0.57845270000 74.80783433526pt 37.84038988953pt)" svg:viewBox="0 0 4 12" svg:d="M3.7828 0C3.7828 0 3.7828 10.0353 3.7828 11.1504C3.84069 11.702 2.18646 11.8352 1.78098 10.1566C1.37558 9.4798 0 5.20353 0 5.20353Z" koffice:nodeTypes="ccccc"/>
          <draw:path draw:style-name="gr20" draw:id="shape62" draw:name="path958" draw:layer="g1445" svg:width="12.85653989122pt" svg:height="7.19753707894pt" draw:transform="matrix(0.57845270000 0.00000000000 0.00000000000 0.57845270000 86.97751215357pt 55.63665935255pt)" svg:viewBox="0 0 13 7" svg:d="M11.8864 3.61478C12.0059 4.10908 12.1255 3.99503 12.3646 4.10908C12.6038 4.22313 12.5241 4.52726 12.6038 4.8314C12.6179 5.37031 12.7961 6.29849 12.85 6.59595C12.904 6.76812 12.6074 6.86206 12.5476 6.64284C12.4678 6.49078 12.4444 6.50421 12.4045 6.73238C12.3646 6.96048 12.1044 7.09912 11.8207 7.1036C11.6683 7.12378 11.9778 6.80394 11.5839 6.99175L11.5511 6.96716C11.3869 6.88893 11.727 6.73238 11.9262 6.46619C12.1255 6.20007 12.2052 5.62982 12.0458 5.43974C11.8864 5.24965 11.7667 5.02148 11.7667 4.8314C11.7667 4.64131 11.5277 4.60329 11.2884 4.41321C11.0492 4.22313 10.8898 4.18511 10.8101 4.45123C10.7304 4.71734 10.8898 4.90743 10.8499 5.21156C10.8101 5.51577 10.4912 5.43974 10.2919 5.70586C10.0926 5.97197 9.0961 6.7704 9.0961 6.7704C9.0961 6.7704 8.85695 6.65635 8.81709 6.84643C8.77724 7.03652 8.35868 7.21097 8.17936 7.17295L8.1395 6.9985L7.82056 6.9985C7.80067 6.8654 7.94013 6.7704 8.09964 6.58024C8.25908 6.39016 8.45837 6.46619 8.69752 6.31412C8.93667 6.16206 9.17582 5.85792 9.41497 5.51577C9.6542 5.17362 9.6542 4.86941 9.53462 4.75536C9.41497 4.64131 9.33525 4.37519 9.33525 4.37519C9.33525 4.37519 9.05624 4.41321 9.01638 4.18511C8.97653 3.95701 7.62127 4.60329 7.42198 4.71734C7.22268 4.8314 6.70453 4.86941 6.70453 4.86941C6.70453 4.86941 6.8241 6.00999 6.86396 6.23809C6.90382 6.46619 6.98353 6.67532 6.70453 6.6373C6.66467 6.42817 6.4653 6.48524 6.50524 6.69429C6.50524 6.9985 6.26601 7.18858 6.26601 7.18858L5.74785 7.19754L5.74785 6.92247L5.52509 7.01413C5.48523 6.95707 5.52827 6.82739 5.70799 6.65635C5.987 6.42817 6.14643 5.78189 6.14643 5.51577C6.14643 5.24965 5.987 4.94545 5.987 4.94545C5.987 4.94545 4.95069 4.90743 4.83111 4.75536C4.71154 4.60329 3.63528 3.91899 3.51571 3.76693C3.39613 3.61478 2.43946 2.7404 2.31988 2.55032C2.20031 2.36023 1.9213 2.62635 1.72201 2.58833C1.52264 2.55032 1.40314 2.93048 1.16391 3.00652C0.924767 3.08255 0.605901 3.04453 0.446468 2.9685C0.287035 2.89247 0.326893 2.7404 0.127602 2.58833C-0.0716895 2.43627 -0.0318312 2.36023 0.207318 2.20817C0.446468 2.05602 0.685617 1.52379 0.605901 1.40974C0.526184 1.29569 0.486326 1.14362 0.605901 1.02957C0.725476 0.915518 0.84505 0.573368 0.84505 0.421301C0.84505 0.269158 0.964625 0.0410581 1.12406 0.0410581C1.28357 0.0410581 2.12059 -0.0729921 2.31988 0.0790748C2.51917 0.231141 3.91429 0.763451 4.39259 0.763451C4.87097 0.763451 6.14643 0.649401 6.34572 0.725434C6.54509 0.801468 8.77724 0.801468 9.0961 0.763451C9.41497 0.725434 10.0129 0.497334 10.4912 0.573368C10.9696 0.649401 11.2087 0.725434 11.408 0.991555C11.6073 1.25767 11.9262 1.44776 12.2451 1.63784C13.122 2.17015 12.9227 3.27263 11.8864 3.61478L11.8864 3.61478L11.8864 3.61478L11.8864 3.61478L11.8864 3.61478L11.8864 3.61478L11.8864 3.61478Z" koffice:nodeTypes="cccccccccccccccccccccccccccccccccccccccccccccccccccccccccccccccccc"/>
          <draw:path draw:style-name="gr20" draw:id="shape63" draw:name="path956" draw:layer="g1445" svg:width="0.44415183673pt" svg:height="0.77470258887pt" draw:transform="matrix(0.57845270000 0.00000000000 0.00000000000 0.57845270000 87.26039385113pt 55.44110287608pt)" svg:viewBox="0 0 0 1" svg:d="M0.44088 0.381355C0.16032 0.100795 0.36072 -0.0595254 0 0.0206346C0 0.341275 0.08016 0.581755 0.28056 0.742075C0.48096 0.902475 0.44088 0.421435 0.44088 0.381355Z" koffice:nodeTypes="cccc"/>
          <draw:path draw:style-name="gr21" draw:id="shape64" draw:name="path957" draw:layer="g1445" svg:width="1.43537011563pt" svg:height="1.53589220570pt" draw:transform="matrix(0.57845270000 0.00000000000 0.00000000000 0.57845270000 93.40887262792pt 56.57258175910pt)" svg:viewBox="0 0 1 2" svg:d="M0.807424 1.53542C1.67176 1.25443 1.71978 0.481656 0.471294 0.0601779C-0.777285 -0.361299 0.855443 1.57054 0.807424 1.53542Z" koffice:nodeTypes="ccc"/>
          <draw:path draw:style-name="gr20" draw:id="shape65" draw:name="path959" draw:layer="g1445" svg:width="0.33098159326pt" svg:height="0.80504000000pt" draw:transform="matrix(0.57845270000 0.00000000000 0.00000000000 0.57845270000 90.31858849044pt 56.07906367961pt)" svg:viewBox="0 0 0 1" svg:d="M0.284506 0C0.0365065 0.23312 -0.195654 0.54336 0.259706 0.72128C0.312426 0.74192 0.336426 0.74872 0.329946 0.80504" koffice:nodeTypes="ccc"/>
          <draw:path draw:style-name="gr20" draw:id="shape66" draw:name="path960" draw:layer="g1445" svg:width="0.48104000000pt" svg:height="0.57096000000pt" draw:transform="matrix(0.57845270000 0.00000000000 0.00000000000 0.57845270000 93.10313633086pt 55.98632614274pt)" svg:viewBox="0 0 0 1" svg:d="M0 0C0 0.1548 0.34992 0.46992 0.48104 0.57096" koffice:nodeTypes="cc"/>
          <draw:path draw:style-name="gr20" draw:id="shape67" draw:name="path961" draw:layer="g1445" svg:width="0.19648013683pt" svg:height="1.65392000000pt" draw:transform="matrix(0.57845270000 0.00000000000 0.00000000000 0.57845270000 92.98263306439pt 56.42682944285pt)" svg:viewBox="0 0 0 2" svg:d="M0.16824 0C0.16824 0.28856 0.12176 0.48368 0.16784 0.74344C0.21488 1.00824 0.21016 1.2816 0.1068 1.51472C0.06568 1.53712 0.04288 1.61336 0 1.65392" koffice:nodeTypes="cccc"/>
          <draw:path draw:style-name="gr20" draw:id="shape68" draw:name="path963" draw:layer="g1445" svg:width="1.14864293120pt" svg:height="1.48939992320pt" draw:transform="matrix(0.57845270000 0.00000000000 0.00000000000 0.57845270000 89.57892482516pt 57.63246369830pt)" svg:viewBox="0 0 1 1" svg:d="M0 0C0 0.277114 0.226443 0.577286 0.411477 0.748497C0.504782 0.834862 0.556921 0.964996 0.693818 1.00511C0.717038 1.01201 1.01902 1.2272 1.03927 1.24812C1.09396 1.30473 1.08626 1.41995 1.14864 1.4894" koffice:nodeTypes="ccccc"/>
          <draw:path draw:style-name="gr20" draw:id="shape69" draw:name="path965" draw:layer="g1445" svg:width="1.84307776000pt" svg:height="1.08010475021pt" draw:transform="matrix(0.57845270000 0.00000000000 0.00000000000 0.57845270000 92.53509577946pt 57.64407902851pt)" svg:viewBox="0 0 2 1" svg:d="M0 0C0.265981 0.203616 0.527075 0.461025 0.833784 0.637703C1.07424 0.776135 1.53865 1.09557 1.84308 1.07952" koffice:nodeTypes="ccc"/>
          <draw:path draw:style-name="gr20" draw:id="shape70" draw:name="path966" draw:layer="g1445" svg:width="1.17265987322pt" svg:height="0.32936000000pt" draw:transform="matrix(0.57845270000 0.00000000000 0.00000000000 0.57845270000 92.17571468600pt 57.97657364047pt)" svg:viewBox="0 0 1 0" svg:d="M0 0.32936C0.28624 0.32936 0.55688 0.25448 0.83456 0.2036C0.88376 0.19464 1.18768 0.04448 1.17208 0" koffice:nodeTypes="ccc"/>
          <draw:path draw:style-name="gr20" draw:id="shape71" draw:name="path971" draw:layer="g1445" svg:width="0.42381594022pt" svg:height="2.26424000000pt" draw:transform="matrix(0.57845270000 0.00000000000 0.00000000000 0.57845270000 89.13107476911pt 56.48684969500pt)" svg:viewBox="0 0 0 2" svg:d="M0.331021 0C0.331021 0.18864 0.460621 0.42456 0.413501 0.61296C0.366381 0.80152 0.294061 0.93224 0.293341 1.1276C0.292701 1.3072 0.0783007 1.85376 0.0087807 2.02984C-0.0203393 2.10384 0.0303807 2.18808 0.0533407 2.26424" koffice:nodeTypes="ccccc"/>
          <draw:path draw:style-name="gr20" draw:id="shape72" draw:name="path972" draw:layer="g1445" svg:width="0.55376000000pt" svg:height="0.49824000000pt" draw:transform="matrix(0.57845270000 0.00000000000 0.00000000000 0.57845270000 88.19207290786pt 56.86737901917pt)" svg:viewBox="0 0 1 0" svg:d="M0.55376 0C0.55376 0.25232 0.20064 0.41808 0 0.49824" koffice:nodeTypes="cc"/>
          <draw:path draw:style-name="gr20" draw:id="shape73" draw:name="path973" draw:layer="g1445" svg:width="0.88150799939pt" svg:height="0.49977672696pt" draw:transform="matrix(0.57845270000 0.00000000000 0.00000000000 0.57845270000 87.77064218967pt 56.31090752177pt)" svg:viewBox="0 0 1 0" svg:d="M0.881508 0C0.626228 0.51048 -0.0160917 -0.03528 0.000308277 0.44232C0.00270828 0.52136 0.494788 0.56016 0.482548 0.27608" koffice:nodeTypes="ccc"/>
          <draw:path draw:style-name="gr20" draw:id="shape74" draw:name="path974" draw:layer="g1445" svg:width="0.32664000000pt" svg:height="0.32336000000pt" draw:transform="matrix(0.57845270000 0.00000000000 0.00000000000 0.57845270000 87.79021024811pt 56.56593574814pt)" svg:viewBox="0 0 0 0" svg:d="M0.32664 0C0.32664 0.18208 0.10328 0.1652 0 0.32336" koffice:nodeTypes="cc"/>
          <draw:path draw:style-name="gr20" draw:id="shape75" draw:name="path975" draw:layer="g1445" svg:width="0.56744000000pt" svg:height="0.13513114980pt" draw:transform="matrix(0.57845270000 0.00000000000 0.00000000000 0.57845270000 87.63134399858pt 55.87035794545pt)" svg:viewBox="0 0 1 0" svg:d="M0 0C0.11608 0.05808 0.3316 -0.0208 0.42048 0.04016C0.46648 0.07168 0.54992 0.17304 0.56744 0.12008" koffice:nodeTypes="ccc"/>
          <draw:path draw:style-name="gr20" draw:id="shape76" draw:name="path976" draw:layer="g1445" svg:width="0.25429980070pt" svg:height="0.00000000000pt" draw:transform="matrix(0.57845270000 0.00000000000 0.00000000000 0.57845270000 87.32994700378pt 56.49638259550pt)" svg:viewBox="0 0 0 0" svg:d="M0 0C0.112 0 0.25768 0 0.25424 0" koffice:nodeTypes="cc"/>
          <draw:path draw:style-name="gr20" draw:id="shape77" draw:name="path977" draw:layer="g1445" svg:width="0.21889027383pt" svg:height="0.64392000000pt" draw:transform="matrix(0.57845270000 0.00000000000 0.00000000000 0.57845270000 87.65452838280pt 57.07451136198pt)" svg:viewBox="0 0 0 1" svg:d="M0 0.64392C0.34136 0.64392 0.17488 0.0528 0.19968 0" koffice:nodeTypes="cc"/>
          <draw:path draw:style-name="gr20" draw:id="shape78" draw:name="path978" draw:layer="g1445" svg:width="0.34228563984pt" svg:height="0.36252249792pt" draw:transform="matrix(0.57845270000 0.00000000000 0.00000000000 0.57845270000 87.27249612352pt 57.09922286133pt)" svg:viewBox="0 0 0 0" svg:d="M0.219559 0C0.133239 0.17264 -0.232921 0.27616 0.228039 0.3624C0.252439 0.3672 0.358999 0.22952 0.340039 0.19848" koffice:nodeTypes="ccc"/>
          <draw:path draw:style-name="gr20" draw:id="shape79" draw:name="path979" draw:layer="g1445" svg:width="0.04008000000pt" svg:height="1.56320000000pt" draw:transform="matrix(0.57845270000 0.00000000000 0.00000000000 0.57845270000 90.85415850947pt 57.67883246673pt)" svg:viewBox="0 0 0 2" svg:d="M0.04008 1.5632L0 0" koffice:nodeTypes="cc"/>
          <draw:path draw:style-name="gr20" draw:id="shape80" draw:name="path980" draw:layer="g1445" svg:width="5.52213906280pt" svg:height="1.75551860928pt" draw:transform="matrix(0.57845270000 0.00000000000 0.00000000000 0.57845270000 90.88598147759pt 56.74437866970pt)" svg:viewBox="0 0 6 2" svg:d="M5.24966 1.36328C4.57564 1.47593 3.43838 1.40083 2.93285 1.02533C2.4274 0.649822 1.66922 -0.101262 1.07945 0.0113896C0.489755 0.124041 -0.226298 0.0864905 0.0685472 0.274318C0.363392 0.46207 0.7846 0.649822 1.03732 0.574721C1.29005 0.49962 -0.352661 0.46207 0.194909 0.649822C0.742479 0.837574 1.16369 0.912675 1.37438 0.800024C1.58498 0.687373 1.75347 0.612272 2.17467 0.912675C2.59588 1.21308 3.31202 1.70124 3.73323 1.73886C4.15443 1.77634 5.41814 1.73886 5.41814 1.73886L5.52214 1.73886" koffice:nodeTypes="ccccccccccc"/>
          <draw:path draw:style-name="gr20" draw:id="shape81" draw:name="path981" draw:layer="g1445" svg:width="1.16960000000pt" svg:height="0.11807090995pt" draw:transform="matrix(0.57845270000 0.00000000000 0.00000000000 0.57845270000 90.90052727790pt 56.86737901917pt)" svg:viewBox="0 0 1 0" svg:d="M0 0C0.41792 0.20896 0.76104 0.0876 1.1696 0.03504" koffice:nodeTypes="cc"/>
          <draw:path draw:style-name="gr22" draw:id="shape82" draw:name="path982" draw:layer="g1445" svg:width="1.57271955357pt" svg:height="3.48176940250pt" draw:transform="matrix(0.57845270000 0.00000000000 0.00000000000 0.57845270000 88.30373741706pt 55.97804270008pt)" svg:viewBox="0 0 2 3" svg:d="M1.09399 0.0874757C1.2717 1.05978 0.639751 2.21966 0.462042 2.29445C0.284334 2.36923 0.142167 2.10748 0.142167 2.10748C0.142167 2.10748 0.142167 2.40663 0.21325 2.5562C0.284334 2.70578 0 3.15458 0 3.34154C0 3.52851 0.81753 3.52851 0.746376 3.34154C0.675363 3.22936 0.568667 2.81796 0.568667 2.78056C0.639751 2.5936 1.8127 1.89513 1.52836 0.137558C1.42174 0.174951 1.24403 0 1.06632 0L1.06632 0Z" koffice:nodeTypes="ccccccccccc"/>
          <draw:path draw:style-name="gr20" draw:id="shape83" draw:name="path983" draw:layer="g1445" svg:width="0.60208000000pt" svg:height="0.04952000000pt" draw:transform="matrix(0.57845270000 0.00000000000 0.00000000000 0.57845270000 93.82189851777pt 59.71373651290pt)" svg:viewBox="0 0 1 0" svg:d="M0 0C0.174 0.03296 0.42808 0.04952 0.60208 0.04952" koffice:nodeTypes="cc"/>
          <draw:path draw:style-name="gr20" draw:id="shape84" draw:name="path984" draw:layer="g1445" svg:width="0.23464000000pt" svg:height="0.18819264976pt" draw:transform="matrix(0.57845270000 0.00000000000 0.00000000000 0.57845270000 91.68884261746pt 59.75128796116pt)" svg:viewBox="0 0 0 0" svg:d="M0 0.185003C0.04104 0.218363 0.1752 -0.0214771 0.23464 0.00156294" koffice:nodeTypes="cc"/>
          <draw:path draw:style-name="gr20" draw:id="shape85" draw:name="path985" draw:layer="g1445" svg:width="0.78822370413pt" svg:height="0.16896000000pt" draw:transform="matrix(0.57845270000 0.00000000000 0.00000000000 0.57845270000 91.68884261746pt 59.67278206174pt)" svg:viewBox="0 0 1 0" svg:d="M0 0C0.064 0 0.80944 0.13504 0.78776 0.16896" koffice:nodeTypes="cc"/>
          <draw:path draw:style-name="gr20" draw:id="shape86" draw:name="path986" draw:layer="g1445" svg:width="0.76336000000pt" svg:height="0.21646192440pt" draw:transform="matrix(0.57845270000 0.00000000000 0.00000000000 0.57845270000 90.29768701207pt 59.67157888012pt)" svg:viewBox="0 0 1 0" svg:d="M0 0.1224C0.32064 0.28264 0.53576 0.23576 0.76336 0" koffice:nodeTypes="cc"/>
          <draw:path draw:style-name="gr20" draw:id="shape87" draw:name="path990" draw:layer="g1445" svg:width="0.36072000000pt" svg:height="0.10024000000pt" draw:transform="matrix(0.57845270000 0.00000000000 0.00000000000 0.57845270000 88.45445905258pt 57.63246369830pt)" svg:viewBox="0 0 0 0" svg:d="M0 0L0.36072 0.10024" koffice:nodeTypes="cc"/>
          <draw:path draw:style-name="gr23" draw:id="shape88" draw:name="path991" draw:layer="g1445" svg:width="1.39458441702pt" svg:height="3.07885096723pt" draw:transform="matrix(0.07635575640 0.00000000000 0.00000000000 0.07635575640 88.50082270566pt 58.02653875238pt)" svg:viewBox="0 0 1 3" svg:d="M1.39458 1.53942C1.39492 2.38941 1.08264 3.07885 0.697292 3.07885C0.31195 3.07885 -0.000337079 2.38941 2.73064e-07 1.53942C-0.000337079 0.689443 0.31195 0 0.697292 0C1.08264 0 1.39492 0.689443 1.39458 1.53942Z" koffice:nodeTypes="ccccc"/>
          <draw:path draw:style-name="gr24" draw:id="shape89" draw:name="path992" draw:layer="g1445" svg:width="0.12200000000pt" svg:height="0.20216000000pt" draw:transform="matrix(0.57845270000 0.00000000000 0.00000000000 0.57845270000 87.86318784074pt 56.46162915728pt)" svg:viewBox="0 0 0 0" svg:d="M0 0C0.06016 0.14024 0.122 0.20216 0.122 0.20216" koffice:nodeTypes="cc"/>
          <draw:rect draw:style-name="gr25" draw:id="shape90" draw:name="rect1253" draw:layer="g1445" svg:width="3.95144384000pt" svg:height="21.31783920000pt" draw:transform="matrix(0.57845270000 0.00000000000 0.00000000000 0.57845270000 86.36792925984pt 35.65523853906pt)"/>
          <draw:rect draw:style-name="gr26" draw:id="shape91" draw:name="rect1254" draw:layer="g1445" svg:width="2.42790416000pt" svg:height="20.30174080000pt" draw:transform="matrix(0.57845270000 0.00000000000 0.00000000000 0.57845270000 80.97804120226pt 49.62597493181pt)"/>
          <draw:rect draw:style-name="gr25" draw:id="shape92" draw:name="rect1255" draw:layer="g1445" svg:width="3.95144312000pt" svg:height="21.31782800000pt" draw:transform="matrix(0.57845270000 0.00000000000 0.00000000000 0.57845270000 90.11563637833pt 35.65523483696pt)"/>
          <draw:rect draw:style-name="gr27" draw:id="shape93" draw:name="rect1256" draw:layer="g1445" svg:width="3.95144272000pt" svg:height="21.31782560000pt" draw:transform="matrix(0.57845270000 0.00000000000 0.00000000000 0.57845270000 93.86334812444pt 35.66273389777pt)"/>
          <draw:rect draw:style-name="gr28" draw:id="shape94" draw:name="rect1257" draw:layer="g1445" svg:width="2.42790416000pt" svg:height="20.54298560000pt" draw:transform="matrix(0.57845270000 0.00000000000 0.00000000000 0.57845270000 78.15935225808pt 49.62637290727pt)"/>
          <draw:rect draw:style-name="gr29" draw:id="shape95" draw:name="rect1258" draw:layer="g1445" svg:width="2.42790392000pt" svg:height="20.46238240000pt" draw:transform="matrix(0.57845270000 0.00000000000 0.00000000000 0.57845270000 75.20111275693pt 49.65008484035pt)"/>
          <draw:rect draw:style-name="gr30" draw:id="shape96" draw:name="rect1259" draw:layer="g1445" svg:width="2.42790352000pt" svg:height="20.10064720000pt" draw:transform="matrix(0.57845270000 0.00000000000 0.00000000000 0.57845270000 72.26608540573pt 49.65002468127pt)"/>
          <draw:path draw:style-name="gr31" draw:id="shape97" draw:name="path1260" draw:layer="g1445" svg:width="24.16428016667pt" svg:height="23.42006794284pt" draw:transform="matrix(0.57845270000 0.00000000000 0.00000000000 0.57845270000 70.44606959618pt 48.79287347041pt)" svg:viewBox="0 0 24 23" svg:d="M0 0.0704925L24.1097 0C24.1097 0 24.1643 21.7991 24.1643 22.8604C24.1643 23.9216 23.0382 23.1477 21.1631 23.1477C19.2878 23.1477 10.2199 23.0823 7.54112 23.0823C4.86224 23.0823 2.28151e-14 19.3679 2.28151e-14 16.98C2.28151e-14 14.5922 2.28151e-14 0.335788 2.28151e-14 0.0704925L2.28151e-14 0.0704925Z" koffice:nodeTypes="ccccccccc"/>
          <draw:path draw:style-name="gr8" draw:id="shape98" draw:name="path1261" draw:layer="g1445" svg:width="22.11054955617pt" svg:height="21.84183592320pt" draw:transform="matrix(0.57845270000 0.00000000000 0.00000000000 0.57845270000 70.84237911000pt 49.24078096507pt)" svg:viewBox="0 0 22 22" svg:d="M0 0.0661608L22.0606 0C22.0606 0 22.1105 20.467 22.1105 21.4634C22.1105 22.4598 21.0802 21.1735 19.3643 21.1735C17.6485 21.1735 9.31449 21.6717 6.86331 21.6717C4.41213 21.6717 0 18.1843 0 15.9424C0 13.7005 0 0.31526 0 0.0661608Z" koffice:nodeTypes="cccccccc"/>
          <draw:rect draw:style-name="gr32" draw:id="shape99" draw:name="rect1262" draw:layer="g1445" svg:width="95.96873600000pt" svg:height="172.87497600000pt" draw:transform="matrix(0.57845270000 0.00000000000 0.00000000000 0.57845270000 0.00000000178pt 0.00000274869pt)"/>
          <draw:path draw:style-name="gr20" draw:id="shape100" draw:name="path794" draw:layer="g1445" svg:width="2.23194995640pt" svg:height="2.10896535804pt" draw:transform="matrix(0.57845270000 0.00000000000 0.00000000000 0.57845270000 88.93233371619pt 58.07497168507pt)" svg:viewBox="0 0 2 2" svg:d="M1.37817 0.57817C0.848112 0.676033 0.773657 1.01362 1.02094 1.05984C1.26822 1.10605 2.13742 1.1304 1.78213 1.37476C1.6197 1.48248 2.35563 1.32653 2.21365 1.7316C2.1457 1.96053 2.05282 2.04833 1.9122 1.93578L1.88253 2.10897C1.66677 2.10293 1.57347 2.05115 1.42803 1.95496C1.08626 1.78747 0.790475 1.39649 0.584435 1.35799C0.246388 1.29326 0.211147 1.15012 0.00028973 0.834533C-0.012556 0.466489 0.405777 -0.0437547 0.454794 0.00299693C0.65289 0.238834 1.21514 0.32288 1.37817 0.57817L1.37817 0.57817Z" koffice:nodeTypes="ccccccccccccc"/>
          <draw:path draw:style-name="gr20" draw:id="shape101" draw:name="path988" draw:layer="g1445" svg:width="0.31728000000pt" svg:height="0.08341500426pt" draw:transform="matrix(0.57845270000 0.00000000000 0.00000000000 0.57845270000 89.83760887260pt 59.38787385621pt)" svg:viewBox="0 0 0 0" svg:d="M0 0.009095C0.17248 -0.031705 0.1904 0.077655 0.31728 0.083415" koffice:nodeTypes="cc"/>
          <draw:path draw:style-name="gr20" draw:id="shape102" draw:name="path987" draw:layer="g1445" svg:width="0.28296000000pt" svg:height="0.67680000000pt" draw:transform="matrix(0.57845270000 0.00000000000 0.00000000000 0.57845270000 89.79910706089pt 59.06401844026pt)" svg:viewBox="0 0 0 1" svg:d="M0 0.6768C0.16232 0.482 0.22632 0.2404 0.28296 0" koffice:nodeTypes="cc"/>
          <draw:path draw:style-name="gr20" draw:id="shape103" draw:name="path795" draw:layer="g1445" svg:width="0.44423200000pt" svg:height="0.77467749593pt" draw:transform="matrix(0.57845270000 0.00000000000 0.00000000000 0.57845270000 88.38111597228pt 55.47724460078pt)" svg:viewBox="0 0 0 1" svg:d="M0.00327184 0.381355C0.283912 0.100795 0.0834318 -0.0595254 0.444232 0.0206346C0.444232 0.341275 0.364072 0.581755 0.163592 0.742075C-0.0368082 0.902395 0.00327184 0.421435 0.00327184 0.381355Z" koffice:nodeTypes="cccc"/>
          <draw:path draw:style-name="gr20" draw:id="shape104" draw:name="path796" draw:layer="g1445" svg:width="12.85653989122pt" svg:height="7.19753707894pt" draw:transform="matrix(0.57845270000 0.00000000000 0.00000000000 0.57845270000 86.95367990233pt 50.67557134005pt)" svg:viewBox="0 0 13 7" svg:d="M11.8864 3.61478C12.0059 4.10908 12.1255 3.99503 12.3646 4.10908C12.6038 4.22313 12.5241 4.52726 12.6038 4.8314C12.6179 5.37031 12.7961 6.29849 12.85 6.59595C12.904 6.76812 12.6074 6.86206 12.5476 6.64284C12.4678 6.49078 12.4444 6.50421 12.4045 6.73238C12.3646 6.96048 12.1044 7.09912 11.8207 7.1036C11.6683 7.12378 11.9778 6.80394 11.5839 6.99175L11.5511 6.96716C11.3869 6.88893 11.727 6.73238 11.9262 6.46619C12.1255 6.20007 12.2052 5.62982 12.0458 5.43974C11.8864 5.24965 11.7667 5.02148 11.7667 4.8314C11.7667 4.64131 11.5277 4.60329 11.2884 4.41321C11.0492 4.22313 10.8898 4.18511 10.8101 4.45123C10.7304 4.71734 10.8898 4.90743 10.8499 5.21156C10.8101 5.51577 10.4912 5.43974 10.2919 5.70586C10.0926 5.97197 9.0961 6.7704 9.0961 6.7704C9.0961 6.7704 8.85695 6.65635 8.81709 6.84643C8.77724 7.03652 8.35868 7.21097 8.17936 7.17295L8.1395 6.9985L7.82056 6.9985C7.80067 6.8654 7.94013 6.7704 8.09964 6.58024C8.25908 6.39016 8.45837 6.46619 8.69752 6.31412C8.93667 6.16206 9.17582 5.85792 9.41497 5.51577C9.6542 5.17362 9.6542 4.86941 9.53462 4.75536C9.41497 4.64131 9.33525 4.37519 9.33525 4.37519C9.33525 4.37519 9.05624 4.41321 9.01638 4.18511C8.97653 3.95701 7.62127 4.60329 7.42198 4.71734C7.22268 4.8314 6.70453 4.86941 6.70453 4.86941C6.70453 4.86941 6.8241 6.00999 6.86396 6.23809C6.90382 6.46619 6.98353 6.67532 6.70453 6.6373C6.66467 6.42817 6.4653 6.48524 6.50524 6.69429C6.50524 6.9985 6.26601 7.18858 6.26601 7.18858L5.74785 7.19754L5.74785 6.92247L5.52509 7.01413C5.48523 6.95707 5.52827 6.82739 5.70799 6.65635C5.987 6.42817 6.14643 5.78189 6.14643 5.51577C6.14643 5.24965 5.987 4.94545 5.987 4.94545C5.987 4.94545 4.95069 4.90743 4.83111 4.75536C4.71154 4.60329 3.63528 3.91899 3.51571 3.76693C3.39613 3.61478 2.43946 2.7404 2.31988 2.55032C2.20031 2.36023 1.9213 2.62635 1.72201 2.58833C1.52264 2.55032 1.40314 2.93048 1.16391 3.00652C0.924767 3.08255 0.605901 3.04453 0.446468 2.9685C0.287035 2.89247 0.326893 2.7404 0.127602 2.58833C-0.0716895 2.43627 -0.0318312 2.36023 0.207318 2.20817C0.446468 2.05602 0.685617 1.52379 0.605901 1.40974C0.526184 1.29569 0.486326 1.14362 0.605901 1.02957C0.725476 0.915518 0.84505 0.573368 0.84505 0.421301C0.84505 0.269158 0.964625 0.0410581 1.12406 0.0410581C1.28357 0.0410581 2.12059 -0.0729921 2.31988 0.0790748C2.51917 0.231141 3.91429 0.763451 4.39259 0.763451C4.87097 0.763451 6.14643 0.649401 6.34572 0.725434C6.54509 0.801468 8.77724 0.801468 9.0961 0.763451C9.41497 0.725434 10.0129 0.497334 10.4912 0.573368C10.9696 0.649401 11.2087 0.725434 11.408 0.991555C11.6073 1.25767 11.9262 1.44776 12.2451 1.63784C13.122 2.17015 12.9227 3.27263 11.8864 3.61478L11.8864 3.61478L11.8864 3.61478L11.8864 3.61478L11.8864 3.61478L11.8864 3.61478L11.8864 3.61478Z" koffice:nodeTypes="cccccccccccccccccccccccccccccccccccccccccccccccccccccccccccccccccc"/>
          <draw:path draw:style-name="gr20" draw:id="shape105" draw:name="path797" draw:layer="g1445" svg:width="0.44415183673pt" svg:height="0.77470258887pt" draw:transform="matrix(0.57845270000 0.00000000000 0.00000000000 0.57845270000 87.23656159989pt 50.48001486359pt)" svg:viewBox="0 0 0 1" svg:d="M0.44088 0.381355C0.16032 0.100795 0.36072 -0.0595254 0 0.0206346C0 0.341275 0.08016 0.581755 0.28056 0.742075C0.48096 0.902475 0.44088 0.421435 0.44088 0.381355Z" koffice:nodeTypes="cccc"/>
          <draw:path draw:style-name="gr21" draw:id="shape106" draw:name="path798" draw:layer="g1445" svg:width="1.43537011563pt" svg:height="1.53589220570pt" draw:transform="matrix(0.57845270000 0.00000000000 0.00000000000 0.57845270000 93.38504037668pt 51.61149374660pt)" svg:viewBox="0 0 1 2" svg:d="M0.807424 1.53542C1.67176 1.25443 1.71978 0.481656 0.471294 0.0601779C-0.777285 -0.361299 0.855443 1.57054 0.807424 1.53542Z" koffice:nodeTypes="ccc"/>
          <draw:path draw:style-name="gr20" draw:id="shape107" draw:name="path799" draw:layer="g1445" svg:width="0.33098159326pt" svg:height="0.80504000000pt" draw:transform="matrix(0.57845270000 0.00000000000 0.00000000000 0.57845270000 90.29475623920pt 51.11797566711pt)" svg:viewBox="0 0 0 1" svg:d="M0.284506 0C0.0365065 0.23312 -0.195654 0.54336 0.259706 0.72128C0.312426 0.74192 0.336426 0.74872 0.329946 0.80504" koffice:nodeTypes="ccc"/>
          <draw:path draw:style-name="gr20" draw:id="shape108" draw:name="path800" draw:layer="g1445" svg:width="0.48104000000pt" svg:height="0.57096000000pt" draw:transform="matrix(0.57845270000 0.00000000000 0.00000000000 0.57845270000 93.07930407962pt 51.02523813025pt)" svg:viewBox="0 0 0 1" svg:d="M0 0C0 0.1548 0.34992 0.46992 0.48104 0.57096" koffice:nodeTypes="cc"/>
          <draw:path draw:style-name="gr20" draw:id="shape109" draw:name="path801" draw:layer="g1445" svg:width="0.19648013683pt" svg:height="1.65392000000pt" draw:transform="matrix(0.57845270000 0.00000000000 0.00000000000 0.57845270000 92.95880081315pt 51.46574143035pt)" svg:viewBox="0 0 0 2" svg:d="M0.16824 0C0.16824 0.28856 0.12176 0.48368 0.16784 0.74344C0.21488 1.00824 0.21016 1.2816 0.1068 1.51472C0.06568 1.53712 0.04288 1.61336 0 1.65392" koffice:nodeTypes="cccc"/>
          <draw:path draw:style-name="gr20" draw:id="shape110" draw:name="path802" draw:layer="g1445" svg:width="1.14864293120pt" svg:height="1.48939992320pt" draw:transform="matrix(0.57845270000 0.00000000000 0.00000000000 0.57845270000 89.55509257392pt 52.67137568580pt)" svg:viewBox="0 0 1 1" svg:d="M0 0C0 0.277114 0.226443 0.577286 0.411477 0.748497C0.504782 0.834862 0.556921 0.964996 0.693818 1.00511C0.717038 1.01201 1.01902 1.2272 1.03927 1.24812C1.09396 1.30473 1.08626 1.41995 1.14864 1.4894" koffice:nodeTypes="ccccc"/>
          <draw:path draw:style-name="gr20" draw:id="shape111" draw:name="path803" draw:layer="g1445" svg:width="1.84307776000pt" svg:height="1.08010475021pt" draw:transform="matrix(0.57845270000 0.00000000000 0.00000000000 0.57845270000 92.51126352822pt 52.68299101602pt)" svg:viewBox="0 0 2 1" svg:d="M0 0C0.265981 0.203616 0.527075 0.461025 0.833784 0.637703C1.07424 0.776135 1.53865 1.09557 1.84308 1.07952" koffice:nodeTypes="ccc"/>
          <draw:path draw:style-name="gr20" draw:id="shape112" draw:name="path804" draw:layer="g1445" svg:width="1.17265987322pt" svg:height="0.32936000000pt" draw:transform="matrix(0.57845270000 0.00000000000 0.00000000000 0.57845270000 92.15188243476pt 53.01548562798pt)" svg:viewBox="0 0 1 0" svg:d="M0 0.32936C0.28624 0.32936 0.55688 0.25448 0.83456 0.2036C0.88376 0.19464 1.18768 0.04448 1.17208 0" koffice:nodeTypes="ccc"/>
          <draw:path draw:style-name="gr20" draw:id="shape113" draw:name="path805" draw:layer="g1445" svg:width="0.42381594022pt" svg:height="2.26424000000pt" draw:transform="matrix(0.57845270000 0.00000000000 0.00000000000 0.57845270000 89.10724251787pt 51.52576168250pt)" svg:viewBox="0 0 0 2" svg:d="M0.331021 0C0.331021 0.18864 0.460621 0.42456 0.413501 0.61296C0.366381 0.80152 0.294061 0.93224 0.293341 1.1276C0.292701 1.3072 0.0783007 1.85376 0.0087807 2.02984C-0.0203393 2.10384 0.0303807 2.18808 0.0533407 2.26424" koffice:nodeTypes="ccccc"/>
          <draw:path draw:style-name="gr20" draw:id="shape114" draw:name="path806" draw:layer="g1445" svg:width="0.55376000000pt" svg:height="0.49824000000pt" draw:transform="matrix(0.57845270000 0.00000000000 0.00000000000 0.57845270000 88.16824065662pt 51.90629100667pt)" svg:viewBox="0 0 1 0" svg:d="M0.55376 0C0.55376 0.25232 0.20064 0.41808 0 0.49824" koffice:nodeTypes="cc"/>
          <draw:path draw:style-name="gr20" draw:id="shape115" draw:name="path807" draw:layer="g1445" svg:width="0.88150799939pt" svg:height="0.49977672696pt" draw:transform="matrix(0.57845270000 0.00000000000 0.00000000000 0.57845270000 87.74680993843pt 51.34981950927pt)" svg:viewBox="0 0 1 0" svg:d="M0.881508 0C0.626228 0.51048 -0.0160917 -0.03528 0.000308277 0.44232C0.00270828 0.52136 0.494788 0.56016 0.482548 0.27608" koffice:nodeTypes="ccc"/>
          <draw:path draw:style-name="gr20" draw:id="shape116" draw:name="path808" draw:layer="g1445" svg:width="0.32664000000pt" svg:height="0.32336000000pt" draw:transform="matrix(0.57845270000 0.00000000000 0.00000000000 0.57845270000 87.76637799687pt 51.60484773565pt)" svg:viewBox="0 0 0 0" svg:d="M0.32664 0C0.32664 0.18208 0.10328 0.1652 0 0.32336" koffice:nodeTypes="cc"/>
          <draw:path draw:style-name="gr20" draw:id="shape117" draw:name="path809" draw:layer="g1445" svg:width="0.56744000000pt" svg:height="0.13513114980pt" draw:transform="matrix(0.57845270000 0.00000000000 0.00000000000 0.57845270000 87.60751174734pt 50.90926993295pt)" svg:viewBox="0 0 1 0" svg:d="M0 0C0.11608 0.05808 0.3316 -0.0208 0.42048 0.04016C0.46648 0.07168 0.54992 0.17304 0.56744 0.12008" koffice:nodeTypes="ccc"/>
          <draw:path draw:style-name="gr20" draw:id="shape118" draw:name="path810" draw:layer="g1445" svg:width="0.25429980070pt" svg:height="0.00000000000pt" draw:transform="matrix(0.57845270000 0.00000000000 0.00000000000 0.57845270000 87.30611475254pt 51.53529458300pt)" svg:viewBox="0 0 0 0" svg:d="M0 0C0.112 0 0.25768 0 0.25424 0" koffice:nodeTypes="cc"/>
          <draw:path draw:style-name="gr20" draw:id="shape119" draw:name="path811" draw:layer="g1445" svg:width="0.21889027383pt" svg:height="0.64392000000pt" draw:transform="matrix(0.57845270000 0.00000000000 0.00000000000 0.57845270000 87.63069613156pt 52.11342334949pt)" svg:viewBox="0 0 0 1" svg:d="M0 0.64392C0.34136 0.64392 0.17488 0.0528 0.19968 0" koffice:nodeTypes="cc"/>
          <draw:path draw:style-name="gr20" draw:id="shape120" draw:name="path812" draw:layer="g1445" svg:width="0.34228563984pt" svg:height="0.36252249792pt" draw:transform="matrix(0.57845270000 0.00000000000 0.00000000000 0.57845270000 87.24866387228pt 52.13813484883pt)" svg:viewBox="0 0 0 0" svg:d="M0.219559 0C0.133239 0.17264 -0.232921 0.27616 0.228039 0.3624C0.252439 0.3672 0.358999 0.22952 0.340039 0.19848" koffice:nodeTypes="ccc"/>
          <draw:path draw:style-name="gr20" draw:id="shape121" draw:name="path813" draw:layer="g1445" svg:width="0.04008000000pt" svg:height="1.56320000000pt" draw:transform="matrix(0.57845270000 0.00000000000 0.00000000000 0.57845270000 90.83032625823pt 52.71774445423pt)" svg:viewBox="0 0 0 2" svg:d="M0.04008 1.5632L0 0" koffice:nodeTypes="cc"/>
          <draw:path draw:style-name="gr20" draw:id="shape122" draw:name="path814" draw:layer="g1445" svg:width="5.52213906280pt" svg:height="1.75551860928pt" draw:transform="matrix(0.57845270000 0.00000000000 0.00000000000 0.57845270000 90.86214922635pt 51.78329065721pt)" svg:viewBox="0 0 6 2" svg:d="M5.24966 1.36328C4.57564 1.47593 3.43838 1.40083 2.93285 1.02533C2.4274 0.649822 1.66922 -0.101262 1.07945 0.0113896C0.489755 0.124041 -0.226298 0.0864905 0.0685472 0.274318C0.363392 0.46207 0.7846 0.649822 1.03732 0.574721C1.29005 0.49962 -0.352661 0.46207 0.194909 0.649822C0.742479 0.837574 1.16369 0.912675 1.37438 0.800024C1.58498 0.687373 1.75347 0.612272 2.17467 0.912675C2.59588 1.21308 3.31202 1.70124 3.73323 1.73886C4.15443 1.77634 5.41814 1.73886 5.41814 1.73886L5.52214 1.73886" koffice:nodeTypes="ccccccccccc"/>
          <draw:path draw:style-name="gr20" draw:id="shape123" draw:name="path815" draw:layer="g1445" svg:width="1.16960000000pt" svg:height="0.11807090995pt" draw:transform="matrix(0.57845270000 0.00000000000 0.00000000000 0.57845270000 90.87669502666pt 51.90629100667pt)" svg:viewBox="0 0 1 0" svg:d="M0 0C0.41792 0.20896 0.76104 0.0876 1.1696 0.03504" koffice:nodeTypes="cc"/>
          <draw:path draw:style-name="gr22" draw:id="shape124" draw:name="path816" draw:layer="g1445" svg:width="1.57271955357pt" svg:height="3.48176940250pt" draw:transform="matrix(0.57845270000 0.00000000000 0.00000000000 0.57845270000 88.27990516582pt 51.01695468758pt)" svg:viewBox="0 0 2 3" svg:d="M1.09399 0.0874757C1.2717 1.05978 0.639751 2.21966 0.462042 2.29445C0.284334 2.36923 0.142167 2.10748 0.142167 2.10748C0.142167 2.10748 0.142167 2.40663 0.21325 2.5562C0.284334 2.70578 0 3.15458 0 3.34154C0 3.52851 0.81753 3.52851 0.746376 3.34154C0.675363 3.22936 0.568667 2.81796 0.568667 2.78056C0.639751 2.5936 1.8127 1.89513 1.52836 0.137558C1.42174 0.174951 1.24403 0 1.06632 0L1.06632 0Z" koffice:nodeTypes="ccccccccccc"/>
          <draw:path draw:style-name="gr20" draw:id="shape125" draw:name="path817" draw:layer="g1445" svg:width="0.60208000000pt" svg:height="0.04952000000pt" draw:transform="matrix(0.57845270000 0.00000000000 0.00000000000 0.57845270000 93.79806626653pt 54.75264850040pt)" svg:viewBox="0 0 1 0" svg:d="M0 0C0.174 0.03296 0.42808 0.04952 0.60208 0.04952" koffice:nodeTypes="cc"/>
          <draw:path draw:style-name="gr20" draw:id="shape126" draw:name="path818" draw:layer="g1445" svg:width="0.23464000000pt" svg:height="0.18819264976pt" draw:transform="matrix(0.57845270000 0.00000000000 0.00000000000 0.57845270000 91.66501036622pt 54.79019994866pt)" svg:viewBox="0 0 0 0" svg:d="M0 0.185003C0.04104 0.218363 0.1752 -0.0214771 0.23464 0.00156294" koffice:nodeTypes="cc"/>
          <draw:path draw:style-name="gr20" draw:id="shape127" draw:name="path819" draw:layer="g1445" svg:width="0.78822370413pt" svg:height="0.16896000000pt" draw:transform="matrix(0.57845270000 0.00000000000 0.00000000000 0.57845270000 91.66501036622pt 54.71169404924pt)" svg:viewBox="0 0 1 0" svg:d="M0 0C0.064 0 0.80944 0.13504 0.78776 0.16896" koffice:nodeTypes="cc"/>
          <draw:path draw:style-name="gr20" draw:id="shape128" draw:name="path820" draw:layer="g1445" svg:width="0.76336000000pt" svg:height="0.21646192440pt" draw:transform="matrix(0.57845270000 0.00000000000 0.00000000000 0.57845270000 90.27385476083pt 54.71049086762pt)" svg:viewBox="0 0 1 0" svg:d="M0 0.1224C0.32064 0.28264 0.53576 0.23576 0.76336 0" koffice:nodeTypes="cc"/>
          <draw:path draw:style-name="gr20" draw:id="shape129" draw:name="path821" draw:layer="g1445" svg:width="0.36072000000pt" svg:height="0.10024000000pt" draw:transform="matrix(0.57845270000 0.00000000000 0.00000000000 0.57845270000 88.43062680134pt 52.67137568580pt)" svg:viewBox="0 0 0 0" svg:d="M0 0L0.36072 0.10024" koffice:nodeTypes="cc"/>
          <draw:path draw:style-name="gr23" draw:id="shape130" draw:name="path822" draw:layer="g1445" svg:width="1.39458441702pt" svg:height="3.07885096723pt" draw:transform="matrix(0.07635575640 0.00000000000 0.00000000000 0.07635575640 88.47699045442pt 53.06543685702pt)" svg:viewBox="0 0 1 3" svg:d="M1.39458 1.53942C1.39492 2.38941 1.08264 3.07885 0.697292 3.07885C0.31195 3.07885 -0.000337079 2.38941 2.73064e-07 1.53942C-0.000337079 0.689443 0.31195 0 0.697292 0C1.08264 0 1.39492 0.689443 1.39458 1.53942Z" koffice:nodeTypes="ccccc"/>
          <draw:path draw:style-name="gr24" draw:id="shape131" draw:name="path823" draw:layer="g1445" svg:width="0.12200000000pt" svg:height="0.20216000000pt" draw:transform="matrix(0.57845270000 0.00000000000 0.00000000000 0.57845270000 87.83935558950pt 51.50054114478pt)" svg:viewBox="0 0 0 0" svg:d="M0 0C0.06016 0.14024 0.122 0.20216 0.122 0.20216" koffice:nodeTypes="cc"/>
          <draw:path draw:style-name="gr20" draw:id="shape132" draw:name="path824" draw:layer="g1445" svg:width="2.23194995640pt" svg:height="2.10896535804pt" draw:transform="matrix(0.57845270000 0.00000000000 0.00000000000 0.57845270000 88.90850146495pt 53.11388367257pt)" svg:viewBox="0 0 2 2" svg:d="M1.37817 0.57817C0.848112 0.676033 0.773657 1.01362 1.02094 1.05984C1.26822 1.10605 2.13742 1.1304 1.78213 1.37476C1.6197 1.48248 2.35563 1.32653 2.21365 1.7316C2.1457 1.96053 2.05282 2.04833 1.9122 1.93578L1.88253 2.10897C1.66677 2.10293 1.57347 2.05115 1.42803 1.95496C1.08626 1.78747 0.790475 1.39649 0.584435 1.35799C0.246388 1.29326 0.211147 1.15012 0.00028973 0.834533C-0.012556 0.466489 0.405777 -0.0437547 0.454794 0.00299693C0.65289 0.238834 1.21514 0.32288 1.37817 0.57817L1.37817 0.57817Z" koffice:nodeTypes="ccccccccccccc"/>
          <draw:path draw:style-name="gr20" draw:id="shape133" draw:name="path825" draw:layer="g1445" svg:width="0.31728000000pt" svg:height="0.08341500426pt" draw:transform="matrix(0.57845270000 0.00000000000 0.00000000000 0.57845270000 89.81377662136pt 54.42678584371pt)" svg:viewBox="0 0 0 0" svg:d="M0 0.009095C0.17248 -0.031705 0.1904 0.077655 0.31728 0.083415" koffice:nodeTypes="cc"/>
          <draw:path draw:style-name="gr20" draw:id="shape134" draw:name="path826" draw:layer="g1445" svg:width="0.28296000000pt" svg:height="0.67680000000pt" draw:transform="matrix(0.57845270000 0.00000000000 0.00000000000 0.57845270000 89.77527480965pt 54.10293042776pt)" svg:viewBox="0 0 0 1" svg:d="M0 0.6768C0.16232 0.482 0.22632 0.2404 0.28296 0" koffice:nodeTypes="cc"/>
          <draw:path draw:style-name="gr20" draw:id="shape135" draw:name="path827" draw:layer="g1445" svg:width="0.44423200000pt" svg:height="0.77467749593pt" draw:transform="matrix(0.57845270000 0.00000000000 0.00000000000 0.57845270000 88.35728372104pt 50.51615658828pt)" svg:viewBox="0 0 0 1" svg:d="M0.00327184 0.381355C0.283912 0.100795 0.0834318 -0.0595254 0.444232 0.0206346C0.444232 0.341275 0.364072 0.581755 0.163592 0.742075C-0.0368082 0.902395 0.00327184 0.421435 0.00327184 0.381355Z" koffice:nodeTypes="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06:52</dc:date>
    <meta:creation-date>2011-05-22T06:10:45</meta:creation-date>
    <dc:creator>Yue Liu</dc:creator>
  </office:meta>
</office:document-meta>
</file>